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8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8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8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8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8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9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9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9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9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9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9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0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0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0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0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0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7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7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7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7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7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8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8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8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8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8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8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e" style:family="paragraph">
      <style:paragraph-properties fo:text-align="center"/>
      <style:text-properties fo:font-size="24pt" style:font-size-asian="24pt" style:font-size-complex="24pt"/>
    </style:style>
    <style:style style:name="P3" style:parent-style-name="Normale" style:family="paragraph">
      <style:paragraph-properties fo:text-align="center"/>
      <style:text-properties fo:font-size="24pt" style:font-size-asian="24pt" style:font-size-complex="24pt"/>
    </style:style>
    <style:style style:name="P4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5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7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8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2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3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4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5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6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7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8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9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0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1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2" style:parent-style-name="Sommario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3" style:parent-style-name="Titolo1" style:family="paragraph">
      <style:paragraph-properties fo:break-before="page"/>
    </style:style>
    <style:style style:name="P24" style:parent-style-name="Normale" style:list-style-name="LFO2" style:family="paragraph"/>
    <style:style style:name="T25" style:parent-style-name="Car.predefinitoparagrafo" style:family="text">
      <style:text-properties fo:font-weight="bold" style:font-weight-asian="bold" style:font-weight-complex="bold"/>
    </style:style>
    <style:style style:name="T2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" style:parent-style-name="Normale" style:list-style-name="LFO2" style:family="paragraph"/>
    <style:style style:name="T29" style:parent-style-name="Car.predefinitoparagrafo" style:family="text">
      <style:text-properties fo:font-weight="bold" style:font-weight-asian="bold" style:font-weight-complex="bold"/>
    </style:style>
    <style:style style:name="T3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1" style:parent-style-name="Car.predefinitoparagrafo" style:family="text">
      <style:text-properties fo:font-weight="bold" style:font-weight-asian="bold" style:font-weight-complex="bold"/>
    </style:style>
    <style:style style:name="P32" style:parent-style-name="Normale" style:list-style-name="LFO3" style:family="paragraph"/>
    <style:style style:name="P33" style:parent-style-name="Normale" style:list-style-name="LFO3" style:family="paragraph"/>
    <style:style style:name="P34" style:parent-style-name="Titolo1" style:family="paragraph">
      <style:paragraph-properties fo:break-before="page"/>
    </style:style>
    <style:style style:name="T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36" style:parent-style-name="Normale" style:family="paragraph">
      <style:text-properties fo:font-size="12pt" style:font-size-asian="12pt" style:font-size-complex="12pt"/>
    </style:style>
    <style:style style:name="T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P39" style:parent-style-name="Paragrafoelenco" style:list-style-name="LFO4" style:family="paragraph"/>
    <style:style style:name="P40" style:parent-style-name="Paragrafoelenco" style:list-style-name="LFO4" style:family="paragraph"/>
    <style:style style:name="T41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42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4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47" style:parent-style-name="Paragrafoelenco" style:list-style-name="LFO4" style:family="paragraph"/>
    <style:style style:name="P48" style:parent-style-name="Paragrafoelenco" style:list-style-name="LFO4" style:family="paragraph"/>
    <style:style style:name="T4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5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5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52" style:parent-style-name="Normale" style:family="paragraph">
      <style:text-properties style:font-name-complex="Calibri"/>
    </style:style>
    <style:style style:name="T53" style:parent-style-name="Car.predefinitoparagrafo" style:family="text">
      <style:text-properties fo:font-weight="bold" style:font-weight-asian="bold" style:font-weight-complex="bold"/>
    </style:style>
    <style:style style:name="T54" style:parent-style-name="Car.predefinitoparagrafo" style:family="text">
      <style:text-properties style:font-name-complex="Calibri"/>
    </style:style>
    <style:style style:name="T55" style:parent-style-name="Car.predefinitoparagrafo" style:family="text">
      <style:text-properties style:font-name-complex="Calibri"/>
    </style:style>
    <style:style style:name="T5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57" style:parent-style-name="Car.predefinitoparagrafo" style:family="text">
      <style:text-properties style:font-name-complex="Calibri"/>
    </style:style>
    <style:style style:name="T58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59" style:parent-style-name="Car.predefinitoparagrafo" style:family="text">
      <style:text-properties style:font-name-complex="Calibri"/>
    </style:style>
    <style:style style:name="T60" style:parent-style-name="Car.predefinitoparagrafo" style:family="text">
      <style:text-properties style:font-name-complex="Calibri"/>
    </style:style>
    <style:style style:name="T61" style:parent-style-name="Car.predefinitoparagrafo" style:family="text">
      <style:text-properties style:font-name-complex="Calibri" fo:font-weight="bold" style:font-weight-asian="bold" style:font-weight-complex="bold"/>
    </style:style>
    <style:style style:name="T62" style:parent-style-name="Car.predefinitoparagrafo" style:family="text">
      <style:text-properties style:font-name-complex="Calibri"/>
    </style:style>
    <style:style style:name="P63" style:parent-style-name="Normale" style:family="paragraph">
      <style:text-properties style:font-name-complex="Calibri"/>
    </style:style>
    <style:style style:name="T64" style:parent-style-name="Car.predefinitoparagrafo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65" style:parent-style-name="Car.predefinitoparagrafo" style:family="text">
      <style:text-properties style:font-name-complex="Calibri"/>
    </style:style>
    <style:style style:name="P66" style:parent-style-name="Titolo1" style:family="paragraph">
      <style:paragraph-properties fo:break-before="page"/>
    </style:style>
    <style:style style:name="T67" style:parent-style-name="Car.predefinitoparagrafo" style:family="text">
      <style:text-properties fo:font-style="italic" style:font-style-asian="italic" style:font-style-complex="italic"/>
    </style:style>
    <style:style style:name="T68" style:parent-style-name="Car.predefinitoparagrafo" style:family="text">
      <style:text-properties fo:font-weight="bold" style:font-weight-asian="bold" style:font-weight-complex="bold"/>
    </style:style>
    <style:style style:name="T6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1" style:parent-style-name="Normale" style:family="paragraph">
      <style:text-properties style:font-name-complex="Calibri"/>
    </style:style>
    <style:style style:name="T7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4" style:parent-style-name="Paragrafoelenco" style:list-style-name="LFO5" style:family="paragraph"/>
    <style:style style:name="P75" style:parent-style-name="Paragrafoelenco" style:list-style-name="LFO5" style:family="paragraph"/>
    <style:style style:name="P76" style:parent-style-name="Paragrafoelenco" style:list-style-name="LFO5" style:family="paragraph"/>
    <style:style style:name="P77" style:parent-style-name="Paragrafoelenco" style:list-style-name="LFO5" style:family="paragraph"/>
    <style:style style:name="P78" style:parent-style-name="Paragrafoelenco" style:list-style-name="LFO5" style:family="paragraph"/>
    <style:style style:name="P79" style:parent-style-name="Paragrafoelenco" style:list-style-name="LFO5" style:family="paragraph"/>
    <style:style style:name="P80" style:parent-style-name="Paragrafoelenco" style:list-style-name="LFO5" style:family="paragraph"/>
    <style:style style:name="P81" style:parent-style-name="Paragrafoelenco" style:list-style-name="LFO5" style:family="paragraph"/>
    <style:style style:name="T8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4" style:parent-style-name="Titolo1" style:family="paragraph">
      <style:paragraph-properties fo:break-before="page"/>
    </style:style>
    <style:style style:name="P85" style:parent-style-name="Paragrafoelenco" style:list-style-name="LFO6" style:family="paragraph"/>
    <style:style style:name="T8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7" style:parent-style-name="Paragrafoelenco" style:list-style-name="LFO6" style:family="paragraph"/>
    <style:style style:name="T8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9" style:parent-style-name="Paragrafoelenco" style:list-style-name="LFO6" style:family="paragraph"/>
    <style:style style:name="P90" style:parent-style-name="Paragrafoelenco" style:list-style-name="LFO6" style:family="paragraph"/>
    <style:style style:name="P91" style:parent-style-name="Paragrafoelenco" style:list-style-name="LFO6" style:family="paragraph"/>
    <style:style style:name="P92" style:parent-style-name="Paragrafoelenco" style:list-style-name="LFO6" style:family="paragraph"/>
    <style:style style:name="T9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9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95" style:parent-style-name="Paragrafoelenco" style:list-style-name="LFO6" style:family="paragraph"/>
    <style:style style:name="T9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98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P99" style:parent-style-name="Paragrafoelenco" style:list-style-name="LFO7" style:family="paragraph"/>
    <style:style style:name="T10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" style:parent-style-name="Paragrafoelenco" style:list-style-name="LFO7" style:family="paragraph"/>
    <style:style style:name="P102" style:parent-style-name="Paragrafoelenco" style:list-style-name="LFO7" style:family="paragraph"/>
    <style:style style:name="T103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04" style:parent-style-name="Paragrafoelenco" style:list-style-name="LFO7" style:family="paragraph"/>
    <style:style style:name="P105" style:parent-style-name="Paragrafoelenco" style:list-style-name="LFO7" style:family="paragraph"/>
    <style:style style:name="P106" style:parent-style-name="Paragrafoelenco" style:list-style-name="LFO7" style:family="paragraph"/>
    <style:style style:name="P107" style:parent-style-name="Titolo1" style:family="paragraph">
      <style:paragraph-properties fo:break-before="page"/>
    </style:style>
    <style:style style:name="P108" style:parent-style-name="Paragrafoelenco" style:list-style-name="LFO8" style:family="paragraph">
      <style:paragraph-properties fo:line-height="115%"/>
    </style:style>
    <style:style style:name="T10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0" style:parent-style-name="Paragrafoelenco" style:list-style-name="LFO8" style:family="paragraph">
      <style:paragraph-properties fo:line-height="115%"/>
    </style:style>
    <style:style style:name="T11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2" style:parent-style-name="Paragrafoelenco" style:list-style-name="LFO8" style:family="paragraph">
      <style:paragraph-properties fo:line-height="115%"/>
    </style:style>
    <style:style style:name="T11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4" style:parent-style-name="Paragrafoelenco" style:list-style-name="LFO8" style:family="paragraph">
      <style:paragraph-properties fo:line-height="115%"/>
    </style:style>
    <style:style style:name="T11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6" style:parent-style-name="Paragrafoelenco" style:list-style-name="LFO8" style:family="paragraph">
      <style:paragraph-properties fo:line-height="115%"/>
    </style:style>
    <style:style style:name="T11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8" style:parent-style-name="Paragrafoelenco" style:list-style-name="LFO8" style:family="paragraph">
      <style:paragraph-properties fo:line-height="115%"/>
    </style:style>
    <style:style style:name="T11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Paragrafoelenco" style:list-style-name="LFO8" style:family="paragraph">
      <style:paragraph-properties fo:line-height="115%"/>
    </style:style>
    <style:style style:name="T12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2" style:parent-style-name="Paragrafoelenco" style:list-style-name="LFO8" style:family="paragraph">
      <style:paragraph-properties fo:line-height="115%"/>
    </style:style>
    <style:style style:name="T12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Paragrafoelenco" style:list-style-name="LFO8" style:family="paragraph">
      <style:paragraph-properties fo:line-height="115%"/>
    </style:style>
    <style:style style:name="T12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6" style:parent-style-name="Paragrafoelenco" style:list-style-name="LFO8" style:family="paragraph">
      <style:paragraph-properties fo:line-height="115%"/>
    </style:style>
    <style:style style:name="P127" style:parent-style-name="Paragrafoelenco" style:list-style-name="LFO9" style:family="paragraph">
      <style:paragraph-properties fo:line-height="115%"/>
    </style:style>
    <style:style style:name="P128" style:parent-style-name="Paragrafoelenco" style:list-style-name="LFO9" style:family="paragraph">
      <style:paragraph-properties fo:line-height="115%"/>
    </style:style>
    <style:style style:name="P129" style:parent-style-name="Paragrafoelenco" style:list-style-name="LFO9" style:family="paragraph">
      <style:paragraph-properties fo:line-height="115%"/>
    </style:style>
    <style:style style:name="P130" style:parent-style-name="Paragrafoelenco" style:list-style-name="LFO9" style:family="paragraph">
      <style:paragraph-properties fo:line-height="115%"/>
    </style:style>
    <style:style style:name="P131" style:parent-style-name="Paragrafoelenco" style:list-style-name="LFO9" style:family="paragraph">
      <style:paragraph-properties fo:line-height="115%"/>
    </style:style>
    <style:style style:name="P132" style:parent-style-name="Paragrafoelenco" style:list-style-name="LFO9" style:family="paragraph">
      <style:paragraph-properties fo:line-height="115%"/>
    </style:style>
    <style:style style:name="P133" style:parent-style-name="Paragrafoelenco" style:list-style-name="LFO9" style:family="paragraph">
      <style:paragraph-properties fo:line-height="115%"/>
    </style:style>
    <style:style style:name="P134" style:parent-style-name="Paragrafoelenco" style:list-style-name="LFO8" style:family="paragraph">
      <style:paragraph-properties fo:line-height="115%"/>
    </style:style>
    <style:style style:name="T13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6" style:parent-style-name="Paragrafoelenco" style:list-style-name="LFO8" style:family="paragraph">
      <style:paragraph-properties fo:line-height="115%"/>
    </style:style>
    <style:style style:name="P137" style:parent-style-name="Paragrafoelenco" style:list-style-name="LFO9" style:family="paragraph">
      <style:paragraph-properties fo:line-height="115%"/>
    </style:style>
    <style:style style:name="P138" style:parent-style-name="Paragrafoelenco" style:list-style-name="LFO9" style:family="paragraph">
      <style:paragraph-properties fo:line-height="115%"/>
    </style:style>
    <style:style style:name="P139" style:parent-style-name="Paragrafoelenco" style:list-style-name="LFO9" style:family="paragraph">
      <style:paragraph-properties fo:line-height="115%"/>
    </style:style>
    <style:style style:name="P140" style:parent-style-name="Paragrafoelenco" style:list-style-name="LFO9" style:family="paragraph">
      <style:paragraph-properties fo:line-height="115%"/>
    </style:style>
    <style:style style:name="P141" style:parent-style-name="Paragrafoelenco" style:list-style-name="LFO9" style:family="paragraph">
      <style:paragraph-properties fo:line-height="115%"/>
    </style:style>
    <style:style style:name="P142" style:parent-style-name="Paragrafoelenco" style:list-style-name="LFO9" style:family="paragraph">
      <style:paragraph-properties fo:line-height="115%"/>
    </style:style>
    <style:style style:name="P143" style:parent-style-name="Paragrafoelenco" style:list-style-name="LFO9" style:family="paragraph">
      <style:paragraph-properties fo:line-height="115%"/>
    </style:style>
    <style:style style:name="P144" style:parent-style-name="Paragrafoelenco" style:list-style-name="LFO8" style:family="paragraph">
      <style:paragraph-properties fo:line-height="115%"/>
    </style:style>
    <style:style style:name="T14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6" style:parent-style-name="Paragrafoelenco" style:list-style-name="LFO9" style:family="paragraph">
      <style:paragraph-properties fo:line-height="115%"/>
    </style:style>
    <style:style style:name="P147" style:parent-style-name="Paragrafoelenco" style:list-style-name="LFO9" style:family="paragraph">
      <style:paragraph-properties fo:line-height="115%"/>
    </style:style>
    <style:style style:name="P148" style:parent-style-name="Paragrafoelenco" style:list-style-name="LFO9" style:family="paragraph">
      <style:paragraph-properties fo:line-height="115%"/>
    </style:style>
    <style:style style:name="P149" style:parent-style-name="Paragrafoelenco" style:list-style-name="LFO9" style:family="paragraph">
      <style:paragraph-properties fo:line-height="115%"/>
    </style:style>
    <style:style style:name="P150" style:parent-style-name="Paragrafoelenco" style:list-style-name="LFO9" style:family="paragraph">
      <style:paragraph-properties fo:line-height="115%"/>
    </style:style>
    <style:style style:name="P151" style:parent-style-name="Paragrafoelenco" style:list-style-name="LFO9" style:family="paragraph">
      <style:paragraph-properties fo:line-height="115%"/>
    </style:style>
    <style:style style:name="P152" style:parent-style-name="Paragrafoelenco" style:list-style-name="LFO9" style:family="paragraph">
      <style:paragraph-properties fo:line-height="115%"/>
    </style:style>
    <style:style style:name="P153" style:parent-style-name="Paragrafoelenco" style:list-style-name="LFO9" style:family="paragraph">
      <style:paragraph-properties fo:line-height="115%"/>
    </style:style>
    <style:style style:name="P154" style:parent-style-name="Paragrafoelenco" style:list-style-name="LFO8" style:family="paragraph">
      <style:paragraph-properties fo:line-height="115%"/>
    </style:style>
    <style:style style:name="T15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6" style:parent-style-name="Paragrafoelenco" style:list-style-name="Stile1" style:family="paragraph">
      <style:paragraph-properties fo:line-height="115%"/>
    </style:style>
    <style:style style:name="T15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8" style:parent-style-name="Paragrafoelenco" style:list-style-name="LFO12" style:family="paragraph">
      <style:paragraph-properties fo:line-height="115%"/>
    </style:style>
    <style:style style:name="P159" style:parent-style-name="Paragrafoelenco" style:list-style-name="LFO12" style:family="paragraph">
      <style:paragraph-properties fo:line-height="115%"/>
    </style:style>
    <style:style style:name="P160" style:parent-style-name="Paragrafoelenco" style:list-style-name="LFO12" style:family="paragraph">
      <style:paragraph-properties fo:line-height="115%"/>
    </style:style>
    <style:style style:name="P161" style:parent-style-name="Paragrafoelenco" style:list-style-name="LFO12" style:family="paragraph">
      <style:paragraph-properties fo:line-height="115%"/>
    </style:style>
    <style:style style:name="P162" style:parent-style-name="Paragrafoelenco" style:list-style-name="LFO12" style:family="paragraph">
      <style:paragraph-properties fo:line-height="115%"/>
    </style:style>
    <style:style style:name="P163" style:parent-style-name="Paragrafoelenco" style:list-style-name="LFO12" style:family="paragraph">
      <style:paragraph-properties fo:line-height="115%"/>
    </style:style>
    <style:style style:name="P164" style:parent-style-name="Paragrafoelenco" style:list-style-name="LFO12" style:family="paragraph">
      <style:paragraph-properties fo:line-height="115%"/>
    </style:style>
    <style:style style:name="P165" style:parent-style-name="Paragrafoelenco" style:list-style-name="LFO12" style:family="paragraph">
      <style:paragraph-properties fo:line-height="115%"/>
    </style:style>
    <style:style style:name="P166" style:parent-style-name="Paragrafoelenco" style:list-style-name="Stile1" style:family="paragraph">
      <style:paragraph-properties fo:line-height="115%"/>
    </style:style>
    <style:style style:name="T16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8" style:parent-style-name="Paragrafoelenco" style:list-style-name="LFO13" style:family="paragraph">
      <style:paragraph-properties fo:line-height="115%"/>
    </style:style>
    <style:style style:name="P169" style:parent-style-name="Paragrafoelenco" style:list-style-name="LFO13" style:family="paragraph">
      <style:paragraph-properties fo:line-height="115%"/>
    </style:style>
    <style:style style:name="P170" style:parent-style-name="Paragrafoelenco" style:list-style-name="LFO13" style:family="paragraph">
      <style:paragraph-properties fo:line-height="115%"/>
    </style:style>
    <style:style style:name="P171" style:parent-style-name="Paragrafoelenco" style:list-style-name="Stile1" style:family="paragraph">
      <style:paragraph-properties fo:line-height="115%"/>
    </style:style>
    <style:style style:name="T17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3" style:parent-style-name="Paragrafoelenco" style:list-style-name="LFO14" style:family="paragraph">
      <style:paragraph-properties fo:line-height="115%"/>
    </style:style>
    <style:style style:name="P174" style:parent-style-name="Paragrafoelenco" style:list-style-name="LFO14" style:family="paragraph">
      <style:paragraph-properties fo:line-height="115%"/>
    </style:style>
    <style:style style:name="P175" style:parent-style-name="Paragrafoelenco" style:list-style-name="LFO14" style:family="paragraph">
      <style:paragraph-properties fo:line-height="115%"/>
    </style:style>
    <style:style style:name="P176" style:parent-style-name="Paragrafoelenco" style:list-style-name="Stile1" style:family="paragraph">
      <style:paragraph-properties fo:line-height="115%"/>
    </style:style>
    <style:style style:name="T17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8" style:parent-style-name="Paragrafoelenco" style:list-style-name="LFO15" style:family="paragraph">
      <style:paragraph-properties fo:line-height="115%"/>
    </style:style>
    <style:style style:name="P179" style:parent-style-name="Paragrafoelenco" style:list-style-name="LFO15" style:family="paragraph">
      <style:paragraph-properties fo:line-height="115%"/>
    </style:style>
    <style:style style:name="P180" style:parent-style-name="Paragrafoelenco" style:list-style-name="LFO15" style:family="paragraph">
      <style:paragraph-properties fo:line-height="115%"/>
    </style:style>
    <style:style style:name="P181" style:parent-style-name="Normale" style:family="paragraph">
      <style:paragraph-properties fo:line-height="115%"/>
    </style:style>
    <style:style style:name="P182" style:parent-style-name="Normale" style:family="paragraph">
      <style:paragraph-properties fo:line-height="115%"/>
    </style:style>
    <style:style style:name="P183" style:parent-style-name="Normale" style:family="paragraph">
      <style:paragraph-properties fo:line-height="115%"/>
    </style:style>
    <style:style style:name="T184" style:parent-style-name="Car.predefinitoparagrafo" style:family="text">
      <style:text-properties fo:font-weight="bold" style:font-weight-asian="bold" style:font-weight-complex="bold"/>
    </style:style>
    <style:style style:name="P185" style:parent-style-name="Paragrafoelenco" style:list-style-name="LFO16" style:family="paragraph">
      <style:paragraph-properties fo:line-height="115%"/>
    </style:style>
    <style:style style:name="P186" style:parent-style-name="Paragrafoelenco" style:list-style-name="LFO16" style:family="paragraph">
      <style:paragraph-properties fo:line-height="115%"/>
    </style:style>
    <style:style style:name="P187" style:parent-style-name="Paragrafoelenco" style:list-style-name="LFO16" style:family="paragraph">
      <style:paragraph-properties fo:line-height="115%"/>
    </style:style>
    <style:style style:name="P188" style:parent-style-name="Paragrafoelenco" style:list-style-name="LFO16" style:family="paragraph">
      <style:paragraph-properties fo:line-height="115%"/>
    </style:style>
    <style:style style:name="P189" style:parent-style-name="Paragrafoelenco" style:list-style-name="LFO16" style:family="paragraph">
      <style:paragraph-properties fo:line-height="115%"/>
    </style:style>
    <style:style style:name="P190" style:parent-style-name="Paragrafoelenco" style:list-style-name="LFO16" style:family="paragraph">
      <style:paragraph-properties fo:line-height="115%"/>
    </style:style>
    <style:style style:name="P191" style:parent-style-name="Paragrafoelenco" style:list-style-name="LFO16" style:family="paragraph">
      <style:paragraph-properties fo:line-height="115%"/>
    </style:style>
    <style:style style:name="P192" style:parent-style-name="Paragrafoelenco" style:list-style-name="LFO16" style:family="paragraph">
      <style:paragraph-properties fo:line-height="115%"/>
    </style:style>
    <style:style style:name="P193" style:parent-style-name="Paragrafoelenco" style:list-style-name="LFO16" style:family="paragraph">
      <style:paragraph-properties fo:line-height="115%"/>
    </style:style>
    <style:style style:name="P194" style:parent-style-name="Paragrafoelenco" style:list-style-name="LFO16" style:family="paragraph">
      <style:paragraph-properties fo:line-height="115%"/>
    </style:style>
    <style:style style:name="P195" style:parent-style-name="Paragrafoelenco" style:list-style-name="LFO16" style:family="paragraph">
      <style:paragraph-properties fo:line-height="115%"/>
    </style:style>
    <style:style style:name="P196" style:parent-style-name="Paragrafoelenco" style:list-style-name="LFO16" style:family="paragraph">
      <style:paragraph-properties fo:line-height="115%"/>
    </style:style>
    <style:style style:name="P197" style:parent-style-name="Paragrafoelenco" style:list-style-name="LFO16" style:family="paragraph">
      <style:paragraph-properties fo:line-height="115%"/>
    </style:style>
    <style:style style:name="P198" style:parent-style-name="Paragrafoelenco" style:list-style-name="LFO16" style:family="paragraph">
      <style:paragraph-properties fo:line-height="115%"/>
    </style:style>
    <style:style style:name="P199" style:parent-style-name="Paragrafoelenco" style:list-style-name="LFO16" style:family="paragraph">
      <style:paragraph-properties fo:line-height="115%"/>
    </style:style>
    <style:style style:name="P200" style:parent-style-name="Paragrafoelenco" style:list-style-name="LFO16" style:family="paragraph">
      <style:paragraph-properties fo:line-height="115%"/>
    </style:style>
    <style:style style:name="P201" style:parent-style-name="Paragrafoelenco" style:list-style-name="LFO16" style:family="paragraph">
      <style:paragraph-properties fo:line-height="115%"/>
    </style:style>
    <style:style style:name="P202" style:parent-style-name="Paragrafoelenco" style:list-style-name="LFO16" style:family="paragraph">
      <style:paragraph-properties fo:line-height="115%"/>
    </style:style>
    <style:style style:name="P203" style:parent-style-name="Paragrafoelenco" style:list-style-name="LFO16" style:family="paragraph">
      <style:paragraph-properties fo:line-height="115%"/>
    </style:style>
    <style:style style:name="P204" style:parent-style-name="Paragrafoelenco" style:list-style-name="LFO16" style:family="paragraph">
      <style:paragraph-properties fo:line-height="115%"/>
    </style:style>
    <style:style style:name="P205" style:parent-style-name="Paragrafoelenco" style:list-style-name="LFO16" style:family="paragraph">
      <style:paragraph-properties fo:line-height="115%"/>
    </style:style>
    <style:style style:name="P206" style:parent-style-name="Paragrafoelenco" style:list-style-name="LFO16" style:family="paragraph">
      <style:paragraph-properties fo:line-height="115%"/>
    </style:style>
    <style:style style:name="P207" style:parent-style-name="Paragrafoelenco" style:list-style-name="LFO16" style:family="paragraph">
      <style:paragraph-properties fo:line-height="115%"/>
    </style:style>
    <style:style style:name="P208" style:parent-style-name="Paragrafoelenco" style:list-style-name="LFO16" style:family="paragraph">
      <style:paragraph-properties fo:line-height="115%"/>
    </style:style>
    <style:style style:name="P209" style:parent-style-name="Paragrafoelenco" style:list-style-name="LFO16" style:family="paragraph">
      <style:paragraph-properties fo:line-height="115%"/>
    </style:style>
    <style:style style:name="P210" style:parent-style-name="Paragrafoelenco" style:list-style-name="LFO16" style:family="paragraph">
      <style:paragraph-properties fo:line-height="115%"/>
    </style:style>
    <style:style style:name="P211" style:parent-style-name="Paragrafoelenco" style:list-style-name="LFO16" style:family="paragraph">
      <style:paragraph-properties fo:line-height="115%"/>
    </style:style>
    <style:style style:name="P212" style:parent-style-name="Paragrafoelenco" style:list-style-name="LFO16" style:family="paragraph">
      <style:paragraph-properties fo:line-height="115%"/>
    </style:style>
    <style:style style:name="P213" style:parent-style-name="Paragrafoelenco" style:list-style-name="LFO16" style:family="paragraph">
      <style:paragraph-properties fo:line-height="115%"/>
    </style:style>
    <style:style style:name="P214" style:parent-style-name="Paragrafoelenco" style:list-style-name="LFO16" style:family="paragraph">
      <style:paragraph-properties fo:line-height="115%"/>
    </style:style>
    <style:style style:name="P215" style:parent-style-name="Paragrafoelenco" style:list-style-name="LFO16" style:family="paragraph">
      <style:paragraph-properties fo:line-height="115%"/>
    </style:style>
    <style:style style:name="P216" style:parent-style-name="Paragrafoelenco" style:list-style-name="LFO16" style:family="paragraph">
      <style:paragraph-properties fo:line-height="115%"/>
    </style:style>
    <style:style style:name="P217" style:parent-style-name="Paragrafoelenco" style:list-style-name="LFO16" style:family="paragraph">
      <style:paragraph-properties fo:line-height="115%"/>
    </style:style>
    <style:style style:name="P218" style:parent-style-name="Paragrafoelenco" style:list-style-name="LFO16" style:family="paragraph">
      <style:paragraph-properties fo:line-height="115%"/>
    </style:style>
    <style:style style:name="P219" style:parent-style-name="Paragrafoelenco" style:list-style-name="LFO16" style:family="paragraph">
      <style:paragraph-properties fo:line-height="115%"/>
    </style:style>
    <style:style style:name="P220" style:parent-style-name="Paragrafoelenco" style:list-style-name="LFO16" style:family="paragraph">
      <style:paragraph-properties fo:line-height="115%"/>
    </style:style>
    <style:style style:name="P221" style:parent-style-name="Paragrafoelenco" style:list-style-name="LFO16" style:family="paragraph">
      <style:paragraph-properties fo:line-height="115%"/>
    </style:style>
    <style:style style:name="P222" style:parent-style-name="Paragrafoelenco" style:list-style-name="LFO16" style:family="paragraph">
      <style:paragraph-properties fo:line-height="115%"/>
    </style:style>
    <style:style style:name="P223" style:parent-style-name="Paragrafoelenco" style:list-style-name="LFO16" style:family="paragraph">
      <style:paragraph-properties fo:line-height="115%"/>
    </style:style>
    <style:style style:name="P224" style:parent-style-name="Paragrafoelenco" style:list-style-name="LFO16" style:family="paragraph">
      <style:paragraph-properties fo:line-height="115%"/>
    </style:style>
    <style:style style:name="P225" style:parent-style-name="Paragrafoelenco" style:list-style-name="LFO16" style:family="paragraph">
      <style:paragraph-properties fo:line-height="115%"/>
    </style:style>
    <style:style style:name="P226" style:parent-style-name="Paragrafoelenco" style:list-style-name="LFO16" style:family="paragraph">
      <style:paragraph-properties fo:line-height="115%"/>
    </style:style>
    <style:style style:name="P227" style:parent-style-name="Paragrafoelenco" style:list-style-name="LFO16" style:family="paragraph">
      <style:paragraph-properties fo:line-height="115%"/>
    </style:style>
    <style:style style:name="P228" style:parent-style-name="Paragrafoelenco" style:list-style-name="LFO16" style:family="paragraph">
      <style:paragraph-properties fo:line-height="115%"/>
    </style:style>
    <style:style style:name="P229" style:parent-style-name="Paragrafoelenco" style:list-style-name="LFO16" style:family="paragraph">
      <style:paragraph-properties fo:line-height="115%"/>
    </style:style>
    <style:style style:name="P230" style:parent-style-name="Paragrafoelenco" style:list-style-name="LFO16" style:family="paragraph">
      <style:paragraph-properties fo:line-height="115%"/>
    </style:style>
    <style:style style:name="P231" style:parent-style-name="Paragrafoelenco" style:list-style-name="LFO16" style:family="paragraph">
      <style:paragraph-properties fo:line-height="115%"/>
    </style:style>
    <style:style style:name="P232" style:parent-style-name="Paragrafoelenco" style:list-style-name="LFO16" style:family="paragraph">
      <style:paragraph-properties fo:line-height="115%"/>
    </style:style>
    <style:style style:name="P233" style:parent-style-name="Paragrafoelenco" style:list-style-name="LFO16" style:family="paragraph">
      <style:paragraph-properties fo:line-height="115%"/>
    </style:style>
    <style:style style:name="P234" style:parent-style-name="Paragrafoelenco" style:list-style-name="LFO16" style:family="paragraph">
      <style:paragraph-properties fo:line-height="115%"/>
    </style:style>
    <style:style style:name="P235" style:parent-style-name="Paragrafoelenco" style:list-style-name="LFO16" style:family="paragraph">
      <style:paragraph-properties fo:line-height="115%"/>
    </style:style>
    <style:style style:name="P236" style:parent-style-name="Paragrafoelenco" style:list-style-name="LFO16" style:family="paragraph">
      <style:paragraph-properties fo:line-height="115%"/>
    </style:style>
    <style:style style:name="P237" style:parent-style-name="Paragrafoelenco" style:list-style-name="LFO16" style:family="paragraph">
      <style:paragraph-properties fo:line-height="115%"/>
    </style:style>
    <style:style style:name="P238" style:parent-style-name="Paragrafoelenco" style:list-style-name="LFO16" style:family="paragraph">
      <style:paragraph-properties fo:line-height="115%"/>
    </style:style>
    <style:style style:name="P239" style:parent-style-name="Paragrafoelenco" style:list-style-name="LFO16" style:family="paragraph">
      <style:paragraph-properties fo:line-height="115%"/>
    </style:style>
    <style:style style:name="P240" style:parent-style-name="Paragrafoelenco" style:list-style-name="LFO16" style:family="paragraph">
      <style:paragraph-properties fo:line-height="115%"/>
    </style:style>
    <style:style style:name="P241" style:parent-style-name="Paragrafoelenco" style:list-style-name="LFO16" style:family="paragraph">
      <style:paragraph-properties fo:line-height="115%"/>
    </style:style>
    <style:style style:name="P242" style:parent-style-name="Paragrafoelenco" style:list-style-name="LFO16" style:family="paragraph">
      <style:paragraph-properties fo:line-height="115%"/>
    </style:style>
    <style:style style:name="P243" style:parent-style-name="Paragrafoelenco" style:list-style-name="LFO16" style:family="paragraph">
      <style:paragraph-properties fo:line-height="115%"/>
    </style:style>
    <style:style style:name="P244" style:parent-style-name="Paragrafoelenco" style:list-style-name="LFO16" style:family="paragraph">
      <style:paragraph-properties fo:line-height="115%"/>
    </style:style>
    <style:style style:name="P245" style:parent-style-name="Paragrafoelenco" style:list-style-name="LFO16" style:family="paragraph">
      <style:paragraph-properties fo:line-height="115%"/>
    </style:style>
    <style:style style:name="P246" style:parent-style-name="Paragrafoelenco" style:list-style-name="LFO16" style:family="paragraph">
      <style:paragraph-properties fo:line-height="115%"/>
    </style:style>
    <style:style style:name="P247" style:parent-style-name="Paragrafoelenco" style:list-style-name="LFO16" style:family="paragraph">
      <style:paragraph-properties fo:line-height="115%"/>
    </style:style>
    <style:style style:name="P248" style:parent-style-name="Paragrafoelenco" style:list-style-name="LFO16" style:family="paragraph">
      <style:paragraph-properties fo:line-height="115%"/>
    </style:style>
    <style:style style:name="P249" style:parent-style-name="Paragrafoelenco" style:list-style-name="LFO16" style:family="paragraph">
      <style:paragraph-properties fo:line-height="115%"/>
    </style:style>
    <style:style style:name="P250" style:parent-style-name="Paragrafoelenco" style:list-style-name="LFO16" style:family="paragraph">
      <style:paragraph-properties fo:line-height="115%"/>
    </style:style>
    <style:style style:name="P251" style:parent-style-name="Paragrafoelenco" style:list-style-name="LFO16" style:family="paragraph">
      <style:paragraph-properties fo:line-height="115%"/>
    </style:style>
    <style:style style:name="P252" style:parent-style-name="Paragrafoelenco" style:list-style-name="LFO16" style:family="paragraph">
      <style:paragraph-properties fo:line-height="115%"/>
    </style:style>
    <style:style style:name="P253" style:parent-style-name="Paragrafoelenco" style:list-style-name="LFO16" style:family="paragraph">
      <style:paragraph-properties fo:line-height="115%"/>
    </style:style>
    <style:style style:name="P254" style:parent-style-name="Paragrafoelenco" style:list-style-name="LFO16" style:family="paragraph">
      <style:paragraph-properties fo:line-height="115%"/>
    </style:style>
    <style:style style:name="P255" style:parent-style-name="Paragrafoelenco" style:list-style-name="LFO16" style:family="paragraph">
      <style:paragraph-properties fo:line-height="115%"/>
    </style:style>
    <style:style style:name="P256" style:parent-style-name="Paragrafoelenco" style:list-style-name="LFO16" style:family="paragraph">
      <style:paragraph-properties fo:line-height="115%"/>
    </style:style>
    <style:style style:name="P257" style:parent-style-name="Paragrafoelenco" style:list-style-name="LFO16" style:family="paragraph">
      <style:paragraph-properties fo:line-height="115%"/>
    </style:style>
    <style:style style:name="P258" style:parent-style-name="Paragrafoelenco" style:list-style-name="LFO16" style:family="paragraph">
      <style:paragraph-properties fo:line-height="115%"/>
    </style:style>
    <style:style style:name="P259" style:parent-style-name="Paragrafoelenco" style:list-style-name="LFO16" style:family="paragraph">
      <style:paragraph-properties fo:line-height="115%"/>
    </style:style>
    <style:style style:name="P260" style:parent-style-name="Paragrafoelenco" style:list-style-name="LFO16" style:family="paragraph">
      <style:paragraph-properties fo:line-height="115%"/>
    </style:style>
    <style:style style:name="P261" style:parent-style-name="Paragrafoelenco" style:list-style-name="LFO16" style:family="paragraph">
      <style:paragraph-properties fo:line-height="115%"/>
    </style:style>
    <style:style style:name="P262" style:parent-style-name="Paragrafoelenco" style:list-style-name="LFO16" style:family="paragraph">
      <style:paragraph-properties fo:line-height="115%"/>
    </style:style>
    <style:style style:name="P263" style:parent-style-name="Paragrafoelenco" style:list-style-name="LFO16" style:family="paragraph">
      <style:paragraph-properties fo:line-height="115%"/>
    </style:style>
    <style:style style:name="P264" style:parent-style-name="Paragrafoelenco" style:list-style-name="LFO16" style:family="paragraph">
      <style:paragraph-properties fo:line-height="115%"/>
    </style:style>
    <style:style style:name="P265" style:parent-style-name="Paragrafoelenco" style:list-style-name="LFO16" style:family="paragraph">
      <style:paragraph-properties fo:line-height="115%"/>
    </style:style>
    <style:style style:name="P266" style:parent-style-name="Paragrafoelenco" style:list-style-name="LFO16" style:family="paragraph">
      <style:paragraph-properties fo:line-height="115%"/>
    </style:style>
    <style:style style:name="P267" style:parent-style-name="Paragrafoelenco" style:list-style-name="LFO16" style:family="paragraph">
      <style:paragraph-properties fo:line-height="115%"/>
    </style:style>
    <style:style style:name="P268" style:parent-style-name="Paragrafoelenco" style:list-style-name="LFO16" style:family="paragraph">
      <style:paragraph-properties fo:line-height="115%"/>
    </style:style>
    <style:style style:name="P269" style:parent-style-name="Paragrafoelenco" style:list-style-name="LFO16" style:family="paragraph">
      <style:paragraph-properties fo:line-height="115%"/>
    </style:style>
    <style:style style:name="P270" style:parent-style-name="Paragrafoelenco" style:list-style-name="LFO16" style:family="paragraph">
      <style:paragraph-properties fo:line-height="115%"/>
    </style:style>
    <style:style style:name="P271" style:parent-style-name="Paragrafoelenco" style:list-style-name="LFO16" style:family="paragraph">
      <style:paragraph-properties fo:line-height="115%"/>
    </style:style>
    <style:style style:name="P272" style:parent-style-name="Paragrafoelenco" style:list-style-name="LFO16" style:family="paragraph">
      <style:paragraph-properties fo:line-height="115%"/>
    </style:style>
    <style:style style:name="P273" style:parent-style-name="Paragrafoelenco" style:list-style-name="LFO16" style:family="paragraph">
      <style:paragraph-properties fo:line-height="115%"/>
    </style:style>
    <style:style style:name="P274" style:parent-style-name="Paragrafoelenco" style:list-style-name="LFO16" style:family="paragraph">
      <style:paragraph-properties fo:line-height="115%"/>
    </style:style>
    <style:style style:name="P275" style:parent-style-name="Paragrafoelenco" style:list-style-name="LFO16" style:family="paragraph">
      <style:paragraph-properties fo:line-height="115%"/>
    </style:style>
    <style:style style:name="P276" style:parent-style-name="Paragrafoelenco" style:list-style-name="LFO16" style:family="paragraph">
      <style:paragraph-properties fo:line-height="115%"/>
    </style:style>
    <style:style style:name="P277" style:parent-style-name="Paragrafoelenco" style:list-style-name="LFO16" style:family="paragraph">
      <style:paragraph-properties fo:line-height="115%"/>
    </style:style>
    <style:style style:name="P278" style:parent-style-name="Paragrafoelenco" style:list-style-name="LFO16" style:family="paragraph">
      <style:paragraph-properties fo:line-height="115%"/>
    </style:style>
    <style:style style:name="P279" style:parent-style-name="Paragrafoelenco" style:list-style-name="LFO16" style:family="paragraph">
      <style:paragraph-properties fo:line-height="115%"/>
    </style:style>
    <style:style style:name="P280" style:parent-style-name="Paragrafoelenco" style:list-style-name="LFO16" style:family="paragraph">
      <style:paragraph-properties fo:line-height="115%"/>
    </style:style>
    <style:style style:name="P281" style:parent-style-name="Paragrafoelenco" style:list-style-name="LFO16" style:family="paragraph">
      <style:paragraph-properties fo:line-height="115%"/>
    </style:style>
    <style:style style:name="P282" style:parent-style-name="Paragrafoelenco" style:list-style-name="LFO16" style:family="paragraph">
      <style:paragraph-properties fo:line-height="115%"/>
    </style:style>
    <style:style style:name="P283" style:parent-style-name="Paragrafoelenco" style:list-style-name="LFO16" style:family="paragraph">
      <style:paragraph-properties fo:line-height="115%"/>
    </style:style>
    <style:style style:name="P284" style:parent-style-name="Paragrafoelenco" style:list-style-name="LFO16" style:family="paragraph">
      <style:paragraph-properties fo:line-height="115%"/>
    </style:style>
    <style:style style:name="P285" style:parent-style-name="Paragrafoelenco" style:list-style-name="LFO16" style:family="paragraph">
      <style:paragraph-properties fo:line-height="115%"/>
    </style:style>
    <style:style style:name="P286" style:parent-style-name="Paragrafoelenco" style:list-style-name="LFO16" style:family="paragraph">
      <style:paragraph-properties fo:line-height="115%"/>
    </style:style>
    <style:style style:name="P287" style:parent-style-name="Paragrafoelenco" style:list-style-name="LFO16" style:family="paragraph">
      <style:paragraph-properties fo:line-height="115%"/>
    </style:style>
    <style:style style:name="P288" style:parent-style-name="Paragrafoelenco" style:list-style-name="LFO16" style:family="paragraph">
      <style:paragraph-properties fo:line-height="115%"/>
    </style:style>
    <style:style style:name="P289" style:parent-style-name="Paragrafoelenco" style:list-style-name="LFO16" style:family="paragraph">
      <style:paragraph-properties fo:line-height="115%"/>
    </style:style>
    <style:style style:name="P290" style:parent-style-name="Paragrafoelenco" style:list-style-name="LFO16" style:family="paragraph">
      <style:paragraph-properties fo:line-height="115%"/>
    </style:style>
    <style:style style:name="P291" style:parent-style-name="Paragrafoelenco" style:list-style-name="LFO16" style:family="paragraph">
      <style:paragraph-properties fo:line-height="115%"/>
    </style:style>
    <style:style style:name="P292" style:parent-style-name="Paragrafoelenco" style:list-style-name="LFO16" style:family="paragraph">
      <style:paragraph-properties fo:line-height="115%"/>
    </style:style>
    <style:style style:name="P293" style:parent-style-name="Paragrafoelenco" style:list-style-name="LFO16" style:family="paragraph">
      <style:paragraph-properties fo:line-height="115%"/>
    </style:style>
    <style:style style:name="P294" style:parent-style-name="Paragrafoelenco" style:list-style-name="LFO16" style:family="paragraph">
      <style:paragraph-properties fo:line-height="115%"/>
    </style:style>
    <style:style style:name="P295" style:parent-style-name="Paragrafoelenco" style:list-style-name="LFO16" style:family="paragraph">
      <style:paragraph-properties fo:line-height="115%"/>
    </style:style>
    <style:style style:name="P296" style:parent-style-name="Paragrafoelenco" style:list-style-name="LFO16" style:family="paragraph">
      <style:paragraph-properties fo:line-height="115%"/>
    </style:style>
    <style:style style:name="P297" style:parent-style-name="Paragrafoelenco" style:list-style-name="LFO16" style:family="paragraph">
      <style:paragraph-properties fo:line-height="115%"/>
    </style:style>
    <style:style style:name="P298" style:parent-style-name="Paragrafoelenco" style:list-style-name="LFO16" style:family="paragraph">
      <style:paragraph-properties fo:line-height="115%"/>
    </style:style>
    <style:style style:name="P299" style:parent-style-name="Paragrafoelenco" style:list-style-name="LFO16" style:family="paragraph">
      <style:paragraph-properties fo:line-height="115%"/>
    </style:style>
    <style:style style:name="P300" style:parent-style-name="Paragrafoelenco" style:list-style-name="LFO16" style:family="paragraph">
      <style:paragraph-properties fo:line-height="115%"/>
    </style:style>
    <style:style style:name="P301" style:parent-style-name="Paragrafoelenco" style:list-style-name="LFO16" style:family="paragraph">
      <style:paragraph-properties fo:line-height="115%"/>
    </style:style>
    <style:style style:name="P302" style:parent-style-name="Paragrafoelenco" style:list-style-name="LFO16" style:family="paragraph">
      <style:paragraph-properties fo:line-height="115%"/>
    </style:style>
    <style:style style:name="P303" style:parent-style-name="Paragrafoelenco" style:list-style-name="LFO16" style:family="paragraph">
      <style:paragraph-properties fo:line-height="115%"/>
    </style:style>
    <style:style style:name="P304" style:parent-style-name="Paragrafoelenco" style:list-style-name="LFO16" style:family="paragraph">
      <style:paragraph-properties fo:line-height="115%"/>
    </style:style>
    <style:style style:name="P305" style:parent-style-name="Paragrafoelenco" style:list-style-name="LFO16" style:family="paragraph">
      <style:paragraph-properties fo:line-height="115%"/>
    </style:style>
    <style:style style:name="P306" style:parent-style-name="Paragrafoelenco" style:list-style-name="LFO16" style:family="paragraph">
      <style:paragraph-properties fo:line-height="115%"/>
    </style:style>
    <style:style style:name="P307" style:parent-style-name="Paragrafoelenco" style:list-style-name="LFO16" style:family="paragraph">
      <style:paragraph-properties fo:line-height="115%"/>
    </style:style>
    <style:style style:name="P308" style:parent-style-name="Paragrafoelenco" style:list-style-name="LFO16" style:family="paragraph">
      <style:paragraph-properties fo:line-height="115%"/>
    </style:style>
    <style:style style:name="P309" style:parent-style-name="Paragrafoelenco" style:list-style-name="LFO16" style:family="paragraph">
      <style:paragraph-properties fo:line-height="115%"/>
    </style:style>
    <style:style style:name="P310" style:parent-style-name="Paragrafoelenco" style:list-style-name="LFO16" style:family="paragraph">
      <style:paragraph-properties fo:line-height="115%"/>
    </style:style>
    <style:style style:name="P311" style:parent-style-name="Paragrafoelenco" style:list-style-name="LFO16" style:family="paragraph">
      <style:paragraph-properties fo:line-height="115%"/>
    </style:style>
    <style:style style:name="P312" style:parent-style-name="Paragrafoelenco" style:list-style-name="LFO16" style:family="paragraph">
      <style:paragraph-properties fo:line-height="115%"/>
    </style:style>
    <style:style style:name="P313" style:parent-style-name="Paragrafoelenco" style:list-style-name="LFO16" style:family="paragraph">
      <style:paragraph-properties fo:line-height="115%"/>
    </style:style>
    <style:style style:name="P314" style:parent-style-name="Paragrafoelenco" style:list-style-name="LFO16" style:family="paragraph">
      <style:paragraph-properties fo:line-height="115%"/>
    </style:style>
    <style:style style:name="P315" style:parent-style-name="Paragrafoelenco" style:list-style-name="LFO16" style:family="paragraph">
      <style:paragraph-properties fo:line-height="115%"/>
    </style:style>
    <style:style style:name="P316" style:parent-style-name="Paragrafoelenco" style:list-style-name="LFO16" style:family="paragraph">
      <style:paragraph-properties fo:line-height="115%"/>
    </style:style>
    <style:style style:name="P317" style:parent-style-name="Paragrafoelenco" style:list-style-name="LFO16" style:family="paragraph">
      <style:paragraph-properties fo:line-height="115%"/>
    </style:style>
    <style:style style:name="P318" style:parent-style-name="Paragrafoelenco" style:list-style-name="LFO16" style:family="paragraph">
      <style:paragraph-properties fo:line-height="115%"/>
    </style:style>
    <style:style style:name="P319" style:parent-style-name="Paragrafoelenco" style:list-style-name="LFO16" style:family="paragraph">
      <style:paragraph-properties fo:line-height="115%"/>
    </style:style>
    <style:style style:name="P320" style:parent-style-name="Paragrafoelenco" style:list-style-name="LFO16" style:family="paragraph">
      <style:paragraph-properties fo:line-height="115%"/>
    </style:style>
    <style:style style:name="P321" style:parent-style-name="Paragrafoelenco" style:list-style-name="LFO16" style:family="paragraph">
      <style:paragraph-properties fo:line-height="115%"/>
    </style:style>
    <style:style style:name="P322" style:parent-style-name="Paragrafoelenco" style:list-style-name="LFO16" style:family="paragraph">
      <style:paragraph-properties fo:line-height="115%"/>
    </style:style>
    <style:style style:name="P323" style:parent-style-name="Paragrafoelenco" style:list-style-name="LFO16" style:family="paragraph">
      <style:paragraph-properties fo:line-height="115%"/>
    </style:style>
    <style:style style:name="P324" style:parent-style-name="Paragrafoelenco" style:list-style-name="LFO16" style:family="paragraph">
      <style:paragraph-properties fo:line-height="115%"/>
    </style:style>
    <style:style style:name="P325" style:parent-style-name="Paragrafoelenco" style:list-style-name="LFO16" style:family="paragraph">
      <style:paragraph-properties fo:line-height="115%"/>
    </style:style>
    <style:style style:name="P326" style:parent-style-name="Paragrafoelenco" style:list-style-name="LFO16" style:family="paragraph">
      <style:paragraph-properties fo:line-height="115%"/>
    </style:style>
    <style:style style:name="P327" style:parent-style-name="Paragrafoelenco" style:list-style-name="LFO16" style:family="paragraph">
      <style:paragraph-properties fo:line-height="115%"/>
    </style:style>
    <style:style style:name="P328" style:parent-style-name="Paragrafoelenco" style:list-style-name="LFO16" style:family="paragraph">
      <style:paragraph-properties fo:line-height="115%"/>
    </style:style>
    <style:style style:name="P329" style:parent-style-name="Paragrafoelenco" style:list-style-name="LFO16" style:family="paragraph">
      <style:paragraph-properties fo:line-height="115%"/>
    </style:style>
    <style:style style:name="P330" style:parent-style-name="Paragrafoelenco" style:list-style-name="LFO16" style:family="paragraph">
      <style:paragraph-properties fo:line-height="115%"/>
    </style:style>
    <style:style style:name="P331" style:parent-style-name="Paragrafoelenco" style:list-style-name="LFO16" style:family="paragraph">
      <style:paragraph-properties fo:line-height="115%"/>
    </style:style>
    <style:style style:name="P332" style:parent-style-name="Paragrafoelenco" style:list-style-name="LFO16" style:family="paragraph">
      <style:paragraph-properties fo:line-height="115%"/>
    </style:style>
    <style:style style:name="P333" style:parent-style-name="Paragrafoelenco" style:list-style-name="LFO16" style:family="paragraph">
      <style:paragraph-properties fo:line-height="115%"/>
    </style:style>
    <style:style style:name="P334" style:parent-style-name="Paragrafoelenco" style:list-style-name="LFO16" style:family="paragraph">
      <style:paragraph-properties fo:line-height="115%"/>
    </style:style>
    <style:style style:name="P335" style:parent-style-name="Paragrafoelenco" style:list-style-name="LFO16" style:family="paragraph">
      <style:paragraph-properties fo:line-height="115%"/>
    </style:style>
    <style:style style:name="P336" style:parent-style-name="Paragrafoelenco" style:list-style-name="LFO16" style:family="paragraph">
      <style:paragraph-properties fo:line-height="115%"/>
    </style:style>
    <style:style style:name="P337" style:parent-style-name="Paragrafoelenco" style:list-style-name="LFO16" style:family="paragraph">
      <style:paragraph-properties fo:line-height="115%"/>
    </style:style>
    <style:style style:name="P338" style:parent-style-name="Paragrafoelenco" style:list-style-name="LFO16" style:family="paragraph">
      <style:paragraph-properties fo:line-height="115%"/>
    </style:style>
    <style:style style:name="P339" style:parent-style-name="Paragrafoelenco" style:list-style-name="LFO16" style:family="paragraph">
      <style:paragraph-properties fo:line-height="115%"/>
    </style:style>
    <style:style style:name="P340" style:parent-style-name="Paragrafoelenco" style:list-style-name="LFO16" style:family="paragraph">
      <style:paragraph-properties fo:line-height="115%"/>
    </style:style>
    <style:style style:name="P341" style:parent-style-name="Paragrafoelenco" style:list-style-name="LFO16" style:family="paragraph">
      <style:paragraph-properties fo:line-height="115%"/>
    </style:style>
    <style:style style:name="P342" style:parent-style-name="Paragrafoelenco" style:list-style-name="LFO16" style:family="paragraph">
      <style:paragraph-properties fo:line-height="115%"/>
    </style:style>
    <style:style style:name="P343" style:parent-style-name="Paragrafoelenco" style:list-style-name="LFO16" style:family="paragraph">
      <style:paragraph-properties fo:line-height="115%"/>
    </style:style>
    <style:style style:name="P344" style:parent-style-name="Paragrafoelenco" style:list-style-name="LFO16" style:family="paragraph">
      <style:paragraph-properties fo:line-height="115%"/>
    </style:style>
    <style:style style:name="P345" style:parent-style-name="Paragrafoelenco" style:list-style-name="LFO16" style:family="paragraph">
      <style:paragraph-properties fo:line-height="115%"/>
    </style:style>
    <style:style style:name="P346" style:parent-style-name="Paragrafoelenco" style:list-style-name="LFO16" style:family="paragraph">
      <style:paragraph-properties fo:line-height="115%"/>
    </style:style>
    <style:style style:name="P347" style:parent-style-name="Paragrafoelenco" style:list-style-name="LFO16" style:family="paragraph">
      <style:paragraph-properties fo:line-height="115%"/>
    </style:style>
    <style:style style:name="P348" style:parent-style-name="Paragrafoelenco" style:list-style-name="LFO16" style:family="paragraph">
      <style:paragraph-properties fo:line-height="115%"/>
    </style:style>
    <style:style style:name="P349" style:parent-style-name="Paragrafoelenco" style:list-style-name="LFO16" style:family="paragraph">
      <style:paragraph-properties fo:line-height="115%"/>
    </style:style>
    <style:style style:name="P350" style:parent-style-name="Paragrafoelenco" style:list-style-name="LFO16" style:family="paragraph">
      <style:paragraph-properties fo:line-height="115%"/>
    </style:style>
    <style:style style:name="P351" style:parent-style-name="Paragrafoelenco" style:list-style-name="LFO16" style:family="paragraph">
      <style:paragraph-properties fo:line-height="115%"/>
    </style:style>
    <style:style style:name="P352" style:parent-style-name="Paragrafoelenco" style:list-style-name="LFO16" style:family="paragraph">
      <style:paragraph-properties fo:line-height="115%"/>
    </style:style>
    <style:style style:name="P353" style:parent-style-name="Paragrafoelenco" style:list-style-name="LFO16" style:family="paragraph">
      <style:paragraph-properties fo:line-height="115%"/>
    </style:style>
    <style:style style:name="P354" style:parent-style-name="Paragrafoelenco" style:list-style-name="LFO16" style:family="paragraph">
      <style:paragraph-properties fo:line-height="115%"/>
    </style:style>
    <style:style style:name="P355" style:parent-style-name="Paragrafoelenco" style:list-style-name="LFO16" style:family="paragraph">
      <style:paragraph-properties fo:line-height="115%"/>
    </style:style>
    <style:style style:name="P356" style:parent-style-name="Paragrafoelenco" style:list-style-name="LFO16" style:family="paragraph">
      <style:paragraph-properties fo:line-height="115%"/>
    </style:style>
    <style:style style:name="P357" style:parent-style-name="Paragrafoelenco" style:list-style-name="LFO16" style:family="paragraph">
      <style:paragraph-properties fo:line-height="115%"/>
    </style:style>
    <style:style style:name="P358" style:parent-style-name="Paragrafoelenco" style:list-style-name="LFO16" style:family="paragraph">
      <style:paragraph-properties fo:line-height="115%"/>
    </style:style>
    <style:style style:name="P359" style:parent-style-name="Paragrafoelenco" style:list-style-name="LFO16" style:family="paragraph">
      <style:paragraph-properties fo:line-height="115%"/>
    </style:style>
    <style:style style:name="P360" style:parent-style-name="Paragrafoelenco" style:list-style-name="LFO16" style:family="paragraph">
      <style:paragraph-properties fo:line-height="115%"/>
    </style:style>
    <style:style style:name="P361" style:parent-style-name="Paragrafoelenco" style:list-style-name="LFO16" style:family="paragraph">
      <style:paragraph-properties fo:line-height="115%"/>
    </style:style>
    <style:style style:name="P362" style:parent-style-name="Paragrafoelenco" style:list-style-name="LFO16" style:family="paragraph">
      <style:paragraph-properties fo:line-height="115%"/>
    </style:style>
    <style:style style:name="P363" style:parent-style-name="Paragrafoelenco" style:list-style-name="LFO16" style:family="paragraph">
      <style:paragraph-properties fo:line-height="115%"/>
    </style:style>
    <style:style style:name="P364" style:parent-style-name="Paragrafoelenco" style:list-style-name="LFO16" style:family="paragraph">
      <style:paragraph-properties fo:line-height="115%"/>
    </style:style>
    <style:style style:name="P365" style:parent-style-name="Paragrafoelenco" style:list-style-name="LFO16" style:family="paragraph">
      <style:paragraph-properties fo:line-height="115%"/>
    </style:style>
    <style:style style:name="P366" style:parent-style-name="Paragrafoelenco" style:list-style-name="LFO16" style:family="paragraph">
      <style:paragraph-properties fo:line-height="115%"/>
    </style:style>
    <style:style style:name="P367" style:parent-style-name="Paragrafoelenco" style:list-style-name="LFO16" style:family="paragraph">
      <style:paragraph-properties fo:line-height="115%"/>
    </style:style>
    <style:style style:name="P368" style:parent-style-name="Paragrafoelenco" style:list-style-name="LFO16" style:family="paragraph">
      <style:paragraph-properties fo:line-height="115%"/>
    </style:style>
    <style:style style:name="P369" style:parent-style-name="Paragrafoelenco" style:list-style-name="LFO16" style:family="paragraph">
      <style:paragraph-properties fo:line-height="115%"/>
    </style:style>
    <style:style style:name="P370" style:parent-style-name="Paragrafoelenco" style:list-style-name="LFO16" style:family="paragraph">
      <style:paragraph-properties fo:line-height="115%"/>
    </style:style>
    <style:style style:name="P371" style:parent-style-name="Paragrafoelenco" style:list-style-name="LFO16" style:family="paragraph">
      <style:paragraph-properties fo:line-height="115%"/>
    </style:style>
    <style:style style:name="P372" style:parent-style-name="Paragrafoelenco" style:list-style-name="LFO16" style:family="paragraph">
      <style:paragraph-properties fo:line-height="115%"/>
    </style:style>
    <style:style style:name="P373" style:parent-style-name="Paragrafoelenco" style:list-style-name="LFO16" style:family="paragraph">
      <style:paragraph-properties fo:line-height="115%"/>
    </style:style>
    <style:style style:name="P374" style:parent-style-name="Paragrafoelenco" style:list-style-name="LFO16" style:family="paragraph">
      <style:paragraph-properties fo:line-height="115%"/>
    </style:style>
    <style:style style:name="P375" style:parent-style-name="Paragrafoelenco" style:list-style-name="LFO16" style:family="paragraph">
      <style:paragraph-properties fo:line-height="115%"/>
    </style:style>
    <style:style style:name="P376" style:parent-style-name="Paragrafoelenco" style:list-style-name="LFO16" style:family="paragraph">
      <style:paragraph-properties fo:line-height="115%"/>
    </style:style>
    <style:style style:name="P377" style:parent-style-name="Paragrafoelenco" style:list-style-name="LFO16" style:family="paragraph">
      <style:paragraph-properties fo:line-height="115%"/>
    </style:style>
    <style:style style:name="P378" style:parent-style-name="Paragrafoelenco" style:list-style-name="LFO16" style:family="paragraph">
      <style:paragraph-properties fo:line-height="115%"/>
    </style:style>
    <style:style style:name="P379" style:parent-style-name="Paragrafoelenco" style:list-style-name="LFO16" style:family="paragraph">
      <style:paragraph-properties fo:line-height="115%"/>
    </style:style>
    <style:style style:name="P380" style:parent-style-name="Paragrafoelenco" style:list-style-name="LFO16" style:family="paragraph">
      <style:paragraph-properties fo:line-height="115%"/>
    </style:style>
    <style:style style:name="P381" style:parent-style-name="Paragrafoelenco" style:list-style-name="LFO16" style:family="paragraph">
      <style:paragraph-properties fo:line-height="115%"/>
    </style:style>
    <style:style style:name="P382" style:parent-style-name="Paragrafoelenco" style:list-style-name="LFO16" style:family="paragraph">
      <style:paragraph-properties fo:line-height="115%"/>
    </style:style>
    <style:style style:name="P383" style:parent-style-name="Paragrafoelenco" style:list-style-name="LFO16" style:family="paragraph">
      <style:paragraph-properties fo:line-height="115%"/>
    </style:style>
    <style:style style:name="P384" style:parent-style-name="Paragrafoelenco" style:list-style-name="LFO16" style:family="paragraph">
      <style:paragraph-properties fo:line-height="115%"/>
    </style:style>
    <style:style style:name="P385" style:parent-style-name="Normale" style:family="paragraph">
      <style:paragraph-properties fo:line-height="115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6" style:parent-style-name="Normale" style:family="paragraph">
      <style:paragraph-properties fo:line-height="115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7" style:parent-style-name="Normale" style:family="paragraph">
      <style:text-properties fo:hyphenate="true"/>
    </style:style>
    <style:style style:name="P388" style:parent-style-name="Titolo1" style:family="paragraph">
      <style:paragraph-properties fo:break-before="page"/>
    </style:style>
    <style:style style:name="T38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90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91" style:parent-style-name="Paragrafoelenco" style:list-style-name="LFO17" style:family="paragraph"/>
    <style:style style:name="P392" style:parent-style-name="Paragrafoelenco" style:list-style-name="LFO17" style:family="paragraph"/>
    <style:style style:name="T393" style:parent-style-name="Car.predefinitoparagrafo" style:family="text">
      <style:text-properties fo:font-weight="bold" style:font-weight-asian="bold" style:font-weight-complex="bold"/>
    </style:style>
    <style:style style:name="P394" style:parent-style-name="Paragrafoelenco" style:list-style-name="LFO17" style:family="paragraph"/>
    <style:style style:name="T395" style:parent-style-name="Car.predefinitoparagrafo" style:family="text">
      <style:text-properties fo:font-weight="bold" style:font-weight-asian="bold" style:font-weight-complex="bold"/>
    </style:style>
    <style:style style:name="P396" style:parent-style-name="Paragrafoelenco" style:list-style-name="LFO17" style:family="paragraph"/>
    <style:style style:name="P397" style:parent-style-name="Paragrafoelenco" style:list-style-name="LFO17" style:family="paragraph"/>
    <style:style style:name="T398" style:parent-style-name="Car.predefinitoparagrafo" style:family="text">
      <style:text-properties fo:font-weight="bold" style:font-weight-asian="bold" style:font-weight-complex="bold"/>
    </style:style>
    <style:style style:name="P399" style:parent-style-name="Paragrafoelenco" style:list-style-name="LFO17" style:family="paragraph"/>
    <style:style style:name="T400" style:parent-style-name="Car.predefinitoparagrafo" style:family="text">
      <style:text-properties fo:font-weight="bold" style:font-weight-asian="bold" style:font-weight-complex="bold"/>
    </style:style>
    <style:style style:name="P401" style:parent-style-name="Paragrafoelenco" style:list-style-name="LFO17" style:family="paragraph"/>
    <style:style style:name="T402" style:parent-style-name="Car.predefinitoparagrafo" style:family="text">
      <style:text-properties fo:font-weight="bold" style:font-weight-asian="bold" style:font-weight-complex="bold"/>
    </style:style>
    <style:style style:name="P403" style:parent-style-name="Paragrafoelenco" style:list-style-name="LFO17" style:family="paragraph"/>
    <style:style style:name="T404" style:parent-style-name="Car.predefinitoparagrafo" style:family="text">
      <style:text-properties fo:font-weight="bold" style:font-weight-asian="bold" style:font-weight-complex="bold"/>
    </style:style>
    <style:style style:name="P405" style:parent-style-name="Paragrafoelenco" style:list-style-name="LFO17" style:family="paragraph"/>
    <style:style style:name="T406" style:parent-style-name="Car.predefinitoparagrafo" style:family="text">
      <style:text-properties fo:font-weight="bold" style:font-weight-asian="bold" style:font-weight-complex="bold"/>
    </style:style>
    <style:style style:name="P407" style:parent-style-name="Paragrafoelenco" style:list-style-name="LFO17" style:family="paragraph"/>
    <style:style style:name="T408" style:parent-style-name="Car.predefinitoparagrafo" style:family="text">
      <style:text-properties fo:font-weight="bold" style:font-weight-asian="bold" style:font-weight-complex="bold"/>
    </style:style>
    <style:style style:name="P409" style:parent-style-name="Paragrafoelenco" style:list-style-name="LFO17" style:family="paragraph"/>
    <style:style style:name="T410" style:parent-style-name="Car.predefinitoparagrafo" style:family="text">
      <style:text-properties fo:font-weight="bold" style:font-weight-asian="bold" style:font-weight-complex="bold"/>
    </style:style>
    <style:style style:name="T411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12" style:parent-style-name="Paragrafoelenco" style:list-style-name="LFO18" style:family="paragraph"/>
    <style:style style:name="P413" style:parent-style-name="Paragrafoelenco" style:list-style-name="LFO18" style:family="paragraph"/>
    <style:style style:name="T414" style:parent-style-name="Car.predefinitoparagrafo" style:family="text">
      <style:text-properties fo:font-weight="bold" style:font-weight-asian="bold" style:font-weight-complex="bold"/>
    </style:style>
    <style:style style:name="P415" style:parent-style-name="Paragrafoelenco" style:list-style-name="LFO18" style:family="paragraph"/>
    <style:style style:name="T416" style:parent-style-name="Car.predefinitoparagrafo" style:family="text">
      <style:text-properties fo:font-weight="bold" style:font-weight-asian="bold" style:font-weight-complex="bold"/>
    </style:style>
    <style:style style:name="P417" style:parent-style-name="Paragrafoelenco" style:list-style-name="LFO18" style:family="paragraph"/>
    <style:style style:name="P418" style:parent-style-name="Paragrafoelenco" style:list-style-name="LFO18" style:family="paragraph"/>
    <style:style style:name="T419" style:parent-style-name="Car.predefinitoparagrafo" style:family="text">
      <style:text-properties fo:font-weight="bold" style:font-weight-asian="bold" style:font-weight-complex="bold"/>
    </style:style>
    <style:style style:name="P420" style:parent-style-name="Paragrafoelenco" style:list-style-name="LFO18" style:family="paragraph"/>
    <style:style style:name="T421" style:parent-style-name="Car.predefinitopara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Manuale FirmWare</text:p>
      <text:p text:style-name="P2">Schede di Illuminazione TFX<text:bookmark-start text:name="_Toc68852148"/><text:bookmark-start text:name="_Toc66191179"/><text:bookmark-start text:name="_Toc66190936"/><text:bookmark-end text:name="_Toc68852148"/><text:bookmark-end text:name="_Toc66191179"/><text:bookmark-end text:name="_Toc66190936"/></text:p>
      <text:p text:style-name="P3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Indice generale</text:p>
          <text:p text:style-name="P5"><text:a xlink:href="#__RefHeading___Toc1750_1274467538" office:target-frame-name="_top" xlink:show="replace">Scenari di Funzionamento<text:tab/>2</text:a></text:p>
          <text:p text:style-name="P6"><text:a xlink:href="#__RefHeading___Toc1754_1274467538" office:target-frame-name="_top" xlink:show="replace">Impiego in Digitale NMRA DCC<text:tab/>3</text:a></text:p>
          <text:p text:style-name="P7"><text:a xlink:href="#__RefHeading___Toc1756_1274467538" office:target-frame-name="_top" xlink:show="replace">Revisione FirmWare<text:tab/>3</text:a></text:p>
          <text:p text:style-name="P8"><text:a xlink:href="#__RefHeading___Toc1768_1274467538" office:target-frame-name="_top" xlink:show="replace">Indirizzi Utilizzabili<text:tab/>3</text:a></text:p>
          <text:p text:style-name="P9"><text:a xlink:href="#__RefHeading___Toc1770_1274467538" office:target-frame-name="_top" xlink:show="replace">Indirizzo Consist<text:tab/>3</text:a></text:p>
          <text:p text:style-name="P10"><text:a xlink:href="#__RefHeading___Toc1772_1274467538" office:target-frame-name="_top" xlink:show="replace">Direzione<text:tab/>3</text:a></text:p>
          <text:p text:style-name="P11"><text:a xlink:href="#__RefHeading___Toc1774_1274467538" office:target-frame-name="_top" xlink:show="replace">Programmazione CVs mediante DCC<text:tab/>4</text:a></text:p>
          <text:p text:style-name="P12"><text:a xlink:href="#__RefHeading___Toc1764_1274467538" office:target-frame-name="_top" xlink:show="replace">Impiego tramite Interfaccia SUSI<text:tab/>5</text:a></text:p>
          <text:p text:style-name="P13"><text:a xlink:href="#__RefHeading___Toc1776_1274467538" office:target-frame-name="_top" xlink:show="replace">Programmazione CVs mediante SUSI<text:tab/>5</text:a></text:p>
          <text:p text:style-name="P14"><text:a xlink:href="#__RefHeading___Toc1778_1274467538" office:target-frame-name="_top" xlink:show="replace">Personalizzazione AUX<text:tab/>6</text:a></text:p>
          <text:p text:style-name="P15"><text:a xlink:href="#__RefHeading___Toc1782_1274467538" office:target-frame-name="_top" xlink:show="replace">Lista CVs Implementate (CV Base)<text:tab/>7</text:a></text:p>
          <text:p text:style-name="P16"><text:a xlink:href="#__RefHeading___Toc1784_1274467538" office:target-frame-name="_top" xlink:show="replace">Lista CVs Implementate (Mappatura AUX)<text:tab/>9</text:a></text:p>
          <text:p text:style-name="P17"><text:a xlink:href="#__RefHeading___Toc1786_1274467538" office:target-frame-name="_top" xlink:show="replace">Reset CVs<text:tab/>12</text:a></text:p>
          <text:p text:style-name="P18"><text:a xlink:href="#__RefHeading___Toc1788_1274467538" office:target-frame-name="_top" xlink:show="replace">Piazzole Luci Rosse di Coda<text:tab/>12</text:a></text:p>
          <text:p text:style-name="P19"><text:a xlink:href="#__RefHeading___Toc1790_1274467538" office:target-frame-name="_top" xlink:show="replace">Porta di Programmazione ISP<text:tab/>12</text:a></text:p>
          <text:p text:style-name="P20"><text:a xlink:href="#__RefHeading___Toc1792_1274467538" office:target-frame-name="_top" xlink:show="replace">Prese di corrente<text:tab/>13</text:a></text:p>
          <text:p text:style-name="P21"><text:a xlink:href="#__RefHeading___Toc1794_1274467538" office:target-frame-name="_top" xlink:show="replace">Mappatura Predefinita<text:tab/>13</text:a></text:p>
          <text:p text:style-name="P22"><text:a xlink:href="#__RefHeading___Toc1796_1274467538" office:target-frame-name="_top" xlink:show="replace">Aggiornamento del FirmWare<text:tab/>14</text:a></text:p>
        </text:index-body>
      </text:table-of-content>
      <text:p text:style-name="Normale"/>
      <text:h text:style-name="P23" text:outline-level="1"><text:bookmark-start text:name="__RefHeading___Toc1750_1274467538"/><text:soft-page-break/>Scenari di Funzionamento<text:bookmark-end text:name="__RefHeading___Toc1750_1274467538"/></text:h>
      <text:p text:style-name="Normale">Il FirmWare presente sulle schede permette i seguenti scenari di Funzionamento:</text:p>
      <text:list text:style-name="LFO2" text:continue-numbering="true">
        <text:list-item>
          <text:p text:style-name="P24">Comando della scheda tramite<text:s/><text:span text:style-name="T25">Decoder Esterno</text:span><text:s/><text:span text:style-name="T26">mediante<text:s/></text:span><text:span text:style-name="T27">BUS SUSI</text:span></text:p>
        </text:list-item>
        <text:list-item>
          <text:p text:style-name="P28">Comando<text:s/>della scheda tramite Protocollo Digitale<text:s/><text:span text:style-name="T29">NMRA DCC</text:span></text:p>
        </text:list-item>
      </text:list>
      <text:p text:style-name="Normale"><text:span text:style-name="T30">ATTENZIONE</text:span>: Alla revisione attuale (018)<text:s/><text:span text:style-name="T31">NON SONO</text:span><text:s/>supportati i seguenti scenari di funzionamento:</text:p>
      <text:list text:style-name="LFO3" text:continue-numbering="true">
        <text:list-item>
          <text:p text:style-name="P32">Comando della scheda sotto sistemi Analogico</text:p>
        </text:list-item>
        <text:list-item>
          <text:p text:style-name="P33">Comando della scheda sotto sistemi Digitali Maerklin Motorola</text:p>
        </text:list-item>
      </text:list>
      <text:p text:style-name="Normale"/>
      <text:h text:style-name="Titolo1" text:outline-level="1"/>
      <text:h text:style-name="P34" text:outline-level="1"><text:bookmark-start text:name="_Toc65942516"/><text:bookmark-start text:name="_Toc66190852"/><text:bookmark-start text:name="_Toc66190941"/><text:bookmark-start text:name="_Toc66191184"/><text:bookmark-start text:name="_Toc68852153"/><text:bookmark-start text:name="__RefHeading___Toc1754_1274467538"/><text:soft-page-break/>Impiego in Digitale<text:bookmark-end text:name="_Toc65942516"/><text:bookmark-end text:name="_Toc66190852"/><text:bookmark-end text:name="_Toc66190941"/><text:bookmark-end text:name="_Toc66191184"/><text:bookmark-end text:name="_Toc68852153"/><text:s/>NMRA DCC<text:bookmark-end text:name="__RefHeading___Toc1754_1274467538"/></text:h>
      <text:p text:style-name="Normale">La Scheda e’ atta al Funzionamento mediante Protocollo DCC base.<text:line-break/>La programmazione delle CVs<text:s/><text:span text:style-name="T35">e’ possibile solamente su binario di programmazione.</text:span></text:p>
      <text:p text:style-name="Normale">Sotto tale protocollo le schede sono in grado di ricevere comandi fa F0 fino a F28 e possono gestire tutti gli step di velocità: 14 e 28/128.</text:p>
      <text:p text:style-name="Normale">E’ possibile usare l’indirizzo corto oppure il lungo in base alla configurazione della CV29, e’ inoltre implementata la gestione dell’indirizzo Consist mediante CV19.</text:p>
      <text:p text:style-name="P36"/>
      <text:h text:style-name="Titolo1" text:outline-level="1"><text:bookmark-start text:name="_Toc68852154"/><text:bookmark-start text:name="__RefHeading___Toc1756_1274467538"/><text:bookmark-start text:name="_Toc66191185"/><text:bookmark-start text:name="_Toc66190942"/><text:bookmark-start text:name="_Toc66190853"/><text:bookmark-start text:name="_Toc65942517"/>Revisione FirmWare<text:bookmark-end text:name="_Toc68852154"/><text:bookmark-end text:name="__RefHeading___Toc1756_1274467538"/><text:bookmark-end text:name="_Toc66191185"/><text:bookmark-end text:name="_Toc66190942"/><text:bookmark-end text:name="_Toc66190853"/><text:bookmark-end text:name="_Toc65942517"/></text:h>
      <text:p text:style-name="Normale">E’ possibile conoscere la versione del FirmWare presente su una scheda leggendo la CV7.</text:p>
      <text:p text:style-name="Normale">In ogni pagina (in basso a sinistra) del manuale è indicato a quale revisione del FirmWare si riferisce quel particolare manuale.</text:p>
      <text:p text:style-name="Normale"/>
      <text:h text:style-name="Titolo1" text:outline-level="1"><text:bookmark-start text:name="_Toc68852160"/><text:bookmark-start text:name="_Toc66191191"/><text:bookmark-start text:name="_Toc66190948"/><text:bookmark-start text:name="_Toc66190859"/><text:bookmark-start text:name="_Toc65942523"/><text:bookmark-start text:name="__RefHeading___Toc1768_1274467538"/>Indirizzi<text:bookmark-end text:name="_Toc68852160"/><text:bookmark-end text:name="_Toc66191191"/><text:bookmark-end text:name="_Toc66190948"/><text:bookmark-end text:name="_Toc66190859"/><text:bookmark-end text:name="_Toc65942523"/><text:s/>Utilizzabili<text:bookmark-end text:name="__RefHeading___Toc1768_1274467538"/></text:h>
      <text:p text:style-name="Normale">Sono<text:s/>disponibili i seguenti range di indirizzi (<text:span text:style-name="T37">Default</text:span>:<text:s/><text:span text:style-name="T38">Indirizzo Corto 3</text:span>)</text:p>
      <text:list text:style-name="LFO4" text:continue-numbering="true">
        <text:list-item>
          <text:p text:style-name="P39">Corto (1 - 127)</text:p>
        </text:list-item>
        <text:list-item>
          <text:p text:style-name="P40">Lungo (128 - 9999)</text:p>
        </text:list-item>
      </text:list>
      <text:p text:style-name="Normale">Per modificare l’indirizzo corto è sufficiente inserire il valore richiesto nella CV1 (In caso di Valore non compatibile, verra’ impostato il valore di Default 3).</text:p>
      <text:p text:style-name="Normale">Per l’indirizzo Lungo è necessaria l’abilitazione del suddetto tramite CV29 (vedere<text:s/><text:span text:style-name="T41">Lista CVs Implementate<text:s/></text:span>alla CV29) e poi la modifica di tale indirizzo è eseguita agendo sulle CV17 e 18 come da normativa NMRA (calcolatrice automatica indirizzo lungo:<text:s/><text:a xlink:href="http://www.dccworld.it/index.php?page=dccpratico/programmazione/formIndirizziLunghi.php" office:target-frame-name="_top" xlink:show="replace"><text:span text:style-name="Collegamentoipertestuale">http://www.dccworld.it/index.php?page=dccpratico/programmazione/formIndirizziLunghi.php</text:span></text:a></text:p>
      <text:p text:style-name="Normale"/>
      <text:h text:style-name="Titolo1" text:outline-level="1"><text:bookmark-start text:name="_Toc68852161"/><text:bookmark-start text:name="__RefHeading___Toc1770_1274467538"/><text:bookmark-start text:name="_Toc66191192"/><text:bookmark-start text:name="_Toc66190949"/><text:bookmark-start text:name="_Toc66190860"/><text:bookmark-start text:name="_Toc65942524"/>Indirizzo Consist<text:bookmark-end text:name="_Toc68852161"/><text:bookmark-end text:name="__RefHeading___Toc1770_1274467538"/><text:bookmark-end text:name="_Toc66191192"/><text:bookmark-end text:name="_Toc66190949"/><text:bookmark-end text:name="_Toc66190860"/><text:bookmark-end text:name="_Toc65942524"/></text:h>
      <text:p text:style-name="Normale">Tramite le CV21 e CV22 è possibile decidere quali Funzioni (da F0 a F14) sono comandate da tale indirizzo.</text:p>
      <text:p text:style-name="Normale"><text:span text:style-name="T42">ATTENZIONE:<text:s/></text:span>Le funzioni associate all’indirizzo Consist<text:s/><text:span text:style-name="T43">risponderanno solamente a tale indirizzo.</text:span></text:p>
      <text:p text:style-name="Normale"/>
      <text:h text:style-name="Titolo1" text:outline-level="1"><text:bookmark-start text:name="_Toc68852162"/><text:bookmark-start text:name="__RefHeading___Toc1772_1274467538"/><text:bookmark-start text:name="_Toc66191193"/><text:bookmark-start text:name="_Toc66190950"/><text:bookmark-start text:name="_Toc66190861"/><text:bookmark-start text:name="_Toc65942525"/>Direzione<text:bookmark-end text:name="_Toc68852162"/><text:bookmark-end text:name="__RefHeading___Toc1772_1274467538"/><text:bookmark-end text:name="_Toc66191193"/><text:bookmark-end text:name="_Toc66190950"/><text:bookmark-end text:name="_Toc66190861"/><text:bookmark-end text:name="_Toc65942525"/></text:h>
      <text:p text:style-name="Normale">La modifica del Bit0 nella CV29<text:s/>invertirà la direzione, tale modifica avrà effetto solo sulle Funzioni<text:s/><text:span text:style-name="T44">dipendenti dalla direzione.</text:span></text:p>
      <text:p text:style-name="Normale">Es. Aux1 collegata alla<text:s/><text:span text:style-name="T45">F0f</text:span>, Aux2 collegata alla<text:s/><text:span text:style-name="T46">F0r</text:span>.</text:p>
      <text:list text:style-name="LFO4" text:continue-numbering="true">
        <text:list-item>
          <text:p text:style-name="P47">CV29 Bit0 = 0 (direzione “Normale”) -&gt; F0 attiva, direzione Forward: accesa la Aux1</text:p>
        </text:list-item>
        <text:list-item>
          <text:p text:style-name="P48">CV29 Bit0 = 1 (direzione “Invertita”) -&gt; <text:s/>F0 attiva, direzione Forward (per la scheda la direzione è “Reverse”): accesa la Aux2</text:p>
        </text:list-item>
      </text:list>
      <text:p text:style-name="Normale"/>
      <text:h text:style-name="Titolo1" text:outline-level="1"><text:bookmark-start text:name="_Toc68852163"/><text:bookmark-start text:name="__RefHeading___Toc1774_1274467538"/><text:bookmark-start text:name="_Toc66191194"/><text:bookmark-start text:name="_Toc66190951"/><text:bookmark-start text:name="_Toc66190862"/><text:bookmark-start text:name="_Toc65942526"/><text:soft-page-break/>Programmazione CVs<text:s/><text:span text:style-name="T49">mediante DCC</text:span><text:bookmark-end text:name="_Toc68852163"/><text:bookmark-end text:name="__RefHeading___Toc1774_1274467538"/><text:bookmark-end text:name="_Toc66191194"/><text:bookmark-end text:name="_Toc66190951"/><text:bookmark-end text:name="_Toc66190862"/><text:bookmark-end text:name="_Toc65942526"/></text:h>
      <text:p text:style-name="Normale">La<text:s/><text:span text:style-name="T50">Lettura</text:span><text:s/>delle CVs avviene<text:s/><text:span text:style-name="T51">solo</text:span><text:s/>su binario di programmazione come un qualsiasi decoder commerciale; la Scrittura<text:s/>invece puo’ avvenire sia sul Binario di Programmazione che su Binario principale tramite POM.</text:p>
      <text:p text:style-name="P52">E’ stata implementata la gestione di più decoder sul binario di programmazione tramite specifiche NMRA CV15 e CV16.</text:p>
      <text:p text:style-name="Normale"><text:span text:style-name="T53">NOTA BENE</text:span><text:span text:style-name="T54">: per la programmazione delle CV del</text:span><text:span text:style-name="T55">la scheda è necessario che le<text:s/></text:span><text:span text:style-name="T56">CV15 e 16 siano uguali</text:span><text:span text:style-name="T57">. Maggiori dettagli sotto la<text:s/></text:span><text:span text:style-name="T58">Lista CVs Implementate</text:span><text:span text:style-name="T59">.</text:span></text:p>
      <text:p text:style-name="Normale"><text:span text:style-name="T60">La CV16 identifica il Decoder (es. 0 per decoder Motore, 1 per decoder suoni, etc), la scheda ha<text:s/></text:span><text:span text:style-name="T61">valore 1</text:span><text:span text:style-name="T62">.</text:span></text:p>
      <text:p text:style-name="P63">La CV15 indica su quale decoder si vuole eseguire l’operazione, se CV15 e 16 combaciano il decoder risponde alla lettura/scrittura delle CV, in caso contrario ignora il comando.</text:p>
      <text:p text:style-name="Normale"><text:span text:style-name="T64">Per programmare la scheda la CV15 deve avere valore 1</text:span><text:span text:style-name="T65"><text:s/>(default 1).</text:span></text:p>
      <text:p text:style-name="Normale"/>
      <text:h text:style-name="Titolo1" text:outline-level="1"/>
      <text:h text:style-name="P66" text:outline-level="1"><text:bookmark-start text:name="__RefHeading___Toc1764_1274467538"/><text:soft-page-break/>Impiego tramite<text:s/><text:bookmark-start text:name="_Toc68852158"/><text:bookmark-start text:name="_Toc66191189"/><text:bookmark-start text:name="_Toc66190946"/><text:bookmark-start text:name="_Toc66190857"/><text:bookmark-start text:name="_Toc65942521"/>Interfaccia SUSI<text:bookmark-end text:name="__RefHeading___Toc1764_1274467538"/><text:bookmark-end text:name="_Toc68852158"/><text:bookmark-end text:name="_Toc66191189"/><text:bookmark-end text:name="_Toc66190946"/><text:bookmark-end text:name="_Toc66190857"/><text:bookmark-end text:name="_Toc65942521"/></text:h>
      <text:p text:style-name="Normale">Le schede sono provviste di supporto all’interfaccia SUSI (RCN600) per poter essere impiegata con Decoder esterni.</text:p>
      <text:p text:style-name="Normale">Tale accoppiata risulta necessaria se è indispensabile l’utilizzo di protocolli<text:s/><text:span text:style-name="T67">proprietari<text:s/></text:span>(per es. MFX/M4, RailCom Plus) per i quali non e’ possibile<text:s/>implementare un supporto interno.</text:p>
      <text:p text:style-name="Normale">Quando un decoder esterno fornira’ comandi sul Bus SUSI, il FirmWare rilevera’ la sua presenza e si imposterà come Slave SUSI con indirizzo salvato nella CV897 (default = 1).</text:p>
      <text:p text:style-name="Normale"><text:span text:style-name="T68">NOTA BENE</text:span>: Quando presente un<text:s/><text:span text:style-name="T69">decoder esterno</text:span>,<text:s/>il<text:s/><text:span text:style-name="T70">decoder interno viene DISATTIVATO</text:span>.</text:p>
      <text:p text:style-name="P71"/>
      <text:h text:style-name="Titolo1" text:outline-level="1"><text:bookmark-start text:name="_Toc68852164"/><text:bookmark-start text:name="__RefHeading___Toc1776_1274467538"/><text:bookmark-start text:name="_Toc66191195"/><text:bookmark-start text:name="_Toc66190952"/><text:bookmark-start text:name="_Toc66190863"/><text:bookmark-start text:name="_Toc65942527"/>Programmazione CVs<text:s/><text:span text:style-name="T72">mediante SUSI</text:span><text:bookmark-end text:name="_Toc68852164"/><text:bookmark-end text:name="__RefHeading___Toc1776_1274467538"/><text:bookmark-end text:name="_Toc66191195"/><text:bookmark-end text:name="_Toc66190952"/><text:bookmark-end text:name="_Toc66190863"/><text:bookmark-end text:name="_Toc65942527"/></text:h>
      <text:p text:style-name="Normale">Quando un decoder esterno è collegato, il decoder<text:s/><text:span text:style-name="T73">Dcc viene disattivato</text:span><text:s/>per evitare interferenze.</text:p>
      <text:p text:style-name="Normale">La programmazione delle CVs rimane possibile sfruttando l’interfaccia SUSI e le<text:s/>annesse CVs.</text:p>
      <text:p text:style-name="Normale">Per programmare le CVs mediante SUSI è necessario eseguire alcuni passi in più:</text:p>
      <text:list text:style-name="LFO5" text:continue-numbering="true">
        <text:list-item>
          <text:p text:style-name="P74">Scrivere la CV 902 impostando il range di CV su cui si vuole agire</text:p>
          <text:list text:continue-numbering="true">
            <text:list-item>
              <text:p text:style-name="P75">CV da 0 a 255 -&gt; CV 902 = 0</text:p>
            </text:list-item>
            <text:list-item>
              <text:p text:style-name="P76">CV da 256 a 511 -&gt; CV 903 = 1</text:p>
            </text:list-item>
          </text:list>
        </text:list-item>
        <text:list-item>
          <text:p text:style-name="P77">Scrivere nella CV 903 la differenza, rispetto al range impostato nella CV 902, della CV su cui si vuole agire</text:p>
          <text:list text:continue-numbering="true">
            <text:list-item>
              <text:p text:style-name="P78">Esempio, Si vuole agire sulla CV 300:</text:p>
            </text:list-item>
            <text:list-item>
              <text:p text:style-name="P79">CV 902 = 0</text:p>
            </text:list-item>
            <text:list-item>
              <text:p text:style-name="P80">CV 903 = (300 – 255) = 45</text:p>
            </text:list-item>
          </text:list>
        </text:list-item>
        <text:list-item>
          <text:p text:style-name="P81">Scrivere/leggere la CV904 per modificare il valore della CV richiesta</text:p>
        </text:list-item>
      </text:list>
      <text:p text:style-name="Normale">Al termine delle operazioni,<text:s/><text:span text:style-name="T82">riportare<text:s/></text:span><text:span text:style-name="T83">la CV 902 e 903 a ‘0’</text:span>.</text:p>
      <text:p text:style-name="Normale"/>
      <text:h text:style-name="Titolo1" text:outline-level="1"/>
      <text:h text:style-name="P84" text:outline-level="1"><text:bookmark-start text:name="_Toc68852165"/><text:bookmark-start text:name="__RefHeading___Toc1778_1274467538"/><text:bookmark-start text:name="_Toc66191196"/><text:bookmark-start text:name="_Toc66190953"/><text:bookmark-start text:name="_Toc66190864"/><text:bookmark-start text:name="_Toc65942528"/><text:soft-page-break/>Personalizzazione AUX<text:bookmark-end text:name="_Toc68852165"/><text:bookmark-end text:name="__RefHeading___Toc1778_1274467538"/><text:bookmark-end text:name="_Toc66191196"/><text:bookmark-end text:name="_Toc66190953"/><text:bookmark-end text:name="_Toc66190864"/><text:bookmark-end text:name="_Toc65942528"/></text:h>
      <text:p text:style-name="Normale">Il comportamento delle AUX viene specificato tramite 4 CV:</text:p>
      <text:list text:style-name="LFO6" text:continue-numbering="true">
        <text:list-item>
          <text:p text:style-name="P85">CV Funzione: (accetta valori da<text:s/><text:span text:style-name="T86">0 a 68, 255 per NON USARE LA AUX)</text:span><text:s/>indica con quale Funzione (da F0 a F68) si vuole comandare quella AUX</text:p>
        </text:list-item>
        <text:list-item>
          <text:p text:style-name="P87">CV Direzione:<text:s/>(accetta i seguenti valori:<text:s/><text:span text:style-name="T88">0, 128 o 129</text:span>) indica quale comportamento deve avere la AUX rispetto al variare della direzione</text:p>
          <text:list text:continue-numbering="true">
            <text:list-item>
              <text:p text:style-name="P89">“0”: comportamento indipendente dalla direzione</text:p>
            </text:list-item>
            <text:list-item>
              <text:p text:style-name="P90">“128”: AUX attiva nella direzione “Reverse”</text:p>
            </text:list-item>
            <text:list-item>
              <text:p text:style-name="P91">“129”: AUX attiva solo nella direzione “Forward”</text:p>
            </text:list-item>
          </text:list>
        </text:list-item>
        <text:list-item>
          <text:p text:style-name="P92">CV PWM: (accetta v<text:span text:style-name="T93">alori da 0 a 31)</text:span><text:s/>Regola<text:s/><text:span text:style-name="T94">l’intensità luminosa</text:span><text:s/>della AUX</text:p>
        </text:list-item>
        <text:list-item>
          <text:p text:style-name="P95">CV Effetto: NON ANCORA IMPLEMENTATA</text:p>
        </text:list-item>
      </text:list>
      <text:p text:style-name="Normale"><text:span text:style-name="T96">NOTA BENE</text:span>:<text:s/><text:span text:style-name="T97">Non è possibile collegare una AUX a più funzioni</text:span>,<text:s/><text:span text:style-name="T98">ma è possibile collegare più AUX alla stessa funzione</text:span>.</text:p>
      <text:p text:style-name="Normale"/>
      <text:p text:style-name="Normale">Per<text:s/>modificare le CV di configurazione è necessario seguire la seguente procedura:</text:p>
      <text:list text:style-name="LFO7" text:continue-numbering="true">
        <text:list-item>
          <text:p text:style-name="P99">Identificare l’AUX che si vuole modificare (sotto il paragrafo “<text:span text:style-name="T100">Lista CVs Implementate (Mappatura AUX)</text:span>” è presente l’elenco di tutte le AUX disponibili)</text:p>
        </text:list-item>
        <text:list-item>
          <text:p text:style-name="P101">Scegliere su quale aspetto (Funzione, Direzione, PWM, Effetto) della AUX si vuole effettuare una modifica.</text:p>
        </text:list-item>
        <text:list-item>
          <text:p text:style-name="P102">Dall’elenco delle AUX (disponibile sotto: “<text:span text:style-name="T103">Lista CVs Implementate (Mappatura AUX)</text:span>”) determinare il numero della CV sul quale agire.<text:line-break/>Esempio: Modificare il PWM della AUX1:</text:p>
          <text:list text:continue-numbering="true">
            <text:list-item>
              <text:p text:style-name="P104">Trovare nell’elenco le CV della AUX1: 112, 113, 114, 115</text:p>
            </text:list-item>
            <text:list-item>
              <text:p text:style-name="P105">Identificare la CV che controlla il PWM: 114</text:p>
            </text:list-item>
            <text:list-item>
              <text:p text:style-name="P106">Modificare il valore della CV114.</text:p>
            </text:list-item>
          </text:list>
        </text:list-item>
      </text:list>
      <text:p text:style-name="Normale"/>
      <text:h text:style-name="Titolo1" text:outline-level="1"/>
      <text:h text:style-name="P107" text:outline-level="1"><text:bookmark-start text:name="_Toc68852167"/><text:bookmark-start text:name="_Toc65942530"/><text:bookmark-start text:name="_Toc66190866"/><text:bookmark-start text:name="_Toc66190955"/><text:bookmark-start text:name="_Toc66191198"/><text:bookmark-start text:name="__RefHeading___Toc1782_1274467538"/><text:soft-page-break/>Lista CVs Implementate (CV Base)<text:bookmark-end text:name="_Toc68852167"/><text:bookmark-end text:name="_Toc65942530"/><text:bookmark-end text:name="_Toc66190866"/><text:bookmark-end text:name="_Toc66190955"/><text:bookmark-end text:name="_Toc66191198"/><text:bookmark-end text:name="__RefHeading___Toc1782_1274467538"/></text:h>
      <text:p text:style-name="Normale">Di seguito la lista delle CV attualmente implementate e la loro<text:s/>spiegazione.</text:p>
      <text:list text:style-name="LFO8" text:continue-numbering="true">
        <text:list-item>
          <text:p text:style-name="P108"><text:span text:style-name="T109">1</text:span>:<text:tab/>indirizzo corto (da 0 a 127), è l’indirizzo usato per il protocollo DCC (se impostato l’indirizzo corto) e per il protocollo Motorola (per usare il protocollo Motorola è necessario un valore massimo di 80)</text:p>
        </text:list-item>
        <text:list-item>
          <text:p text:style-name="P110"><text:span text:style-name="T111">7</text:span>: (Sola LETTURA) indica la versione del Firmware presente sulla scheda (da normativa NMRA)</text:p>
        </text:list-item>
        <text:list-item>
          <text:p text:style-name="P112"><text:span text:style-name="T113">8</text:span>: (SOLA LETTURA) indica l’id del costruttore: 13 (da normativa NMRA)</text:p>
        </text:list-item>
        <text:list-item>
          <text:p text:style-name="P114"><text:span text:style-name="T115">15</text:span>: LokDecoder1: Questa CV indica su quale decoder è eseguita l’operazione di Lettura/Scrittura CV (da normativa NMRA)</text:p>
        </text:list-item>
        <text:list-item>
          <text:p text:style-name="P116"><text:span text:style-name="T117">16</text:span>: LokDecoder2: Identifica il Decoder (default 1) (da normativa NMRA)</text:p>
        </text:list-item>
        <text:list-item>
          <text:p text:style-name="P118"><text:span text:style-name="T119">17</text:span>:<text:tab/>Parte più significativa indirizzo lungo (Solo DCC) (da normativa NMRA)</text:p>
        </text:list-item>
        <text:list-item>
          <text:p text:style-name="P120"><text:span text:style-name="T121">18</text:span>: Parte meno significativa indirizzo lungo (Solo DCC) (da normativa NMRA)</text:p>
        </text:list-item>
        <text:list-item>
          <text:p text:style-name="P122"><text:span text:style-name="T123">19</text:span>: Indirizzo Consist: 0 disabilitato; 1 -&gt; 127 abilitato. (il bit7 a 1 indica che per tale indirizzo è impostata la direzione invertita (da normativa NMRA)</text:p>
        </text:list-item>
        <text:list-item>
          <text:p text:style-name="P124"><text:span text:style-name="T125">21</text:span>: Gruppo F8 -&gt; F1 per indirizzo Consist (da normativa NMRA):</text:p>
          <text:list text:continue-numbering="true">
            <text:list-item>
              <text:p text:style-name="P126">Bit7:<text:tab/>0 = F8 comandata da indirizzo Normale<text:tab/><text:tab/>1 = F8 comandata da indirizzo Consist</text:p>
            </text:list-item>
          </text:list>
        </text:list-item>
      </text:list>
      <text:list text:style-name="LFO9" text:continue-numbering="true">
        <text:list-item>
          <text:list>
            <text:list-item>
              <text:p text:style-name="P127">Bit6:<text:s/><text:tab/>0 = F7 comandata da indirizzo Normale<text:tab/><text:tab/>1 = F7 comandata da indirizzo Consist</text:p>
            </text:list-item>
            <text:list-item>
              <text:p text:style-name="P128">Bit5:<text:tab/>0 = F6 comandata da indirizzo Normale<text:tab/><text:tab/>1 = F6 comandata da indirizzo Consist</text:p>
            </text:list-item>
            <text:list-item>
              <text:p text:style-name="P129">Bit4:<text:tab/>0 = F5 comandata da indirizzo Normale<text:tab/><text:tab/>1 = F5 comandata da indirizzo<text:s/>Consist</text:p>
            </text:list-item>
            <text:list-item>
              <text:p text:style-name="P130">Bit3:<text:tab/>0 = F4 comandata da indirizzo Normale<text:tab/><text:tab/>1 = F4 comandata da indirizzo Consist</text:p>
            </text:list-item>
            <text:list-item>
              <text:p text:style-name="P131">Bit2:<text:tab/>0 = F3 comandata da indirizzo Normale<text:tab/><text:tab/>1 = F3 comandata da indirizzo Consist</text:p>
            </text:list-item>
            <text:list-item>
              <text:p text:style-name="P132">Bit1:<text:tab/>0 = F2 comandata da indirizzo Normale<text:tab/><text:tab/>1 = F2 comandata da indirizzo Consist</text:p>
            </text:list-item>
            <text:list-item>
              <text:p text:style-name="P133">Bit0:<text:tab/>0 = F1 comandata da indirizzo Normale<text:tab/><text:tab/>1 = F1 comandata da indirizzo Consist</text:p>
            </text:list-item>
          </text:list>
        </text:list-item>
      </text:list>
      <text:list text:style-name="LFO8" text:continue-numbering="true">
        <text:list-item>
          <text:p text:style-name="P134"><text:span text:style-name="T135">22</text:span>: Gruppo F15 -&gt; F9 + F0 per indirizzo Consist (da normativa NMRA):</text:p>
          <text:list text:continue-numbering="true">
            <text:list-item>
              <text:p text:style-name="P136">Bit7:<text:tab/>0 = F14 comandata da indirizzo Normale<text:tab/>1 = F14 comandata da indirizzo Consist</text:p>
            </text:list-item>
          </text:list>
        </text:list-item>
      </text:list>
      <text:list text:style-name="LFO9" text:continue-numbering="true">
        <text:list-item>
          <text:list>
            <text:list-item>
              <text:p text:style-name="P137">Bit6:<text:s/><text:tab/>0 = F13 comandata da indirizzo Normale<text:tab/>1 = F13 comandata da indirizzo Consist</text:p>
            </text:list-item>
            <text:list-item>
              <text:p text:style-name="P138">Bit5:<text:tab/>0 = F12 comandata da indirizzo Normale<text:tab/>1 = F12 comandata da indirizzo Consist</text:p>
            </text:list-item>
            <text:list-item>
              <text:p text:style-name="P139">Bit4:<text:tab/>0 = F11 comandata da indirizzo Normale<text:tab/>1 = F11 comandata da indirizzo Consist</text:p>
            </text:list-item>
            <text:list-item>
              <text:p text:style-name="P140">Bit3:<text:tab/>0 = F10 comandata da indirizzo Normale<text:tab/>1 = F10 comandata da indirizzo Consist</text:p>
            </text:list-item>
            <text:list-item>
              <text:p text:style-name="P141">Bit2:<text:tab/>0 = F9 comandata da indirizzo Normale<text:tab/><text:tab/>1 = F9 comandata da indirizzo Consist</text:p>
            </text:list-item>
            <text:list-item>
              <text:p text:style-name="P142">Bit1:<text:tab/>Non Utilizzato</text:p>
            </text:list-item>
            <text:list-item>
              <text:p text:style-name="P143">Bit0:<text:tab/>0 = F0 comandata da indirizzo Normale<text:tab/><text:tab/>1 = F0 comandata da indirizzo Consist</text:p>
            </text:list-item>
          </text:list>
        </text:list-item>
      </text:list>
      <text:list text:style-name="LFO8" text:continue-numbering="true">
        <text:list-item>
          <text:p text:style-name="P144"><text:span text:style-name="T145">29</text:span>:<text:tab/>CV<text:s/>di configurazione, spiegazione dei bit dal più significativo (bit7, bit6, …, bit1, bit0) (da normativa NMRA)</text:p>
        </text:list-item>
      </text:list>
      <text:soft-page-break/>
      <text:list text:style-name="LFO9" text:continue-numbering="true">
        <text:list-item>
          <text:list>
            <text:list-item>
              <text:p text:style-name="P146">Bit7:<text:tab/>Na</text:p>
            </text:list-item>
            <text:list-item>
              <text:p text:style-name="P147">Bit6:<text:tab/>Na</text:p>
            </text:list-item>
            <text:list-item>
              <text:p text:style-name="P148">Bit5:<text:tab/>0 = Indirizzo DCC Corto<text:tab/><text:tab/><text:tab/>1 = Indirizzo DCC Lungo</text:p>
            </text:list-item>
            <text:list-item>
              <text:p text:style-name="P149">Bit4:<text:tab/>Na</text:p>
            </text:list-item>
            <text:list-item>
              <text:p text:style-name="P150">Bit3:<text:tab/>Na</text:p>
            </text:list-item>
            <text:list-item>
              <text:p text:style-name="P151">Bit2:<text:tab/>0 = Modalità Analogica Disattiva<text:tab/>1 = Modalità Analogica Attiva</text:p>
            </text:list-item>
            <text:list-item>
              <text:p text:style-name="P152">Bit1:<text:tab/>0 = Modalità velocità 14 steps<text:tab/><text:tab/>1 = Modalità Velocità 28/128 steps</text:p>
            </text:list-item>
            <text:list-item>
              <text:p text:style-name="P153">Bit0:<text:tab/>0 = Direzione Normale<text:tab/><text:tab/><text:tab/>1 = Direzione Invertita</text:p>
            </text:list-item>
          </text:list>
        </text:list-item>
      </text:list>
      <text:list text:style-name="LFO8" text:continue-numbering="true">
        <text:list-item>
          <text:p text:style-name="P154"><text:span text:style-name="T155">30</text:span>:<text:tab/>CV errore: fornisce informazioni su eventuali errori della scheda (da normativa NMRA)</text:p>
        </text:list-item>
      </text:list>
      <text:list text:style-name="Stile1">
        <text:list-item>
          <text:p text:style-name="P156"><text:span text:style-name="T157">58</text:span>:<text:tab/>Indica, nel gruppo funzioni da 0 a 7, quali sono attive nella modalità analogica</text:p>
        </text:list-item>
      </text:list>
      <text:list text:style-name="LFO12" text:continue-numbering="true">
        <text:list-item>
          <text:list>
            <text:list-item>
              <text:p text:style-name="P158">Bit7:<text:tab/>Funzione 7<text:tab/>0 = Non attiva<text:tab/>1 = attiva<text:tab/>…nella modalità analogica</text:p>
            </text:list-item>
            <text:list-item>
              <text:p text:style-name="P159">Bit6:<text:tab/>Funzione 6<text:tab/>0 = Non attiva<text:tab/>1 = attiva<text:tab/>…nella modalità analogica</text:p>
            </text:list-item>
            <text:list-item>
              <text:p text:style-name="P160">Bit5:<text:tab/>Funzione 5<text:tab/>0 = Non attiva<text:tab/>1 = attiva<text:tab/>…nella modalità analogica</text:p>
            </text:list-item>
            <text:list-item>
              <text:p text:style-name="P161">Bit4:<text:tab/>Funzione 4<text:tab/>0 = Non attiva<text:tab/>1 = attiva<text:s/><text:tab/>…nella modalità analogica</text:p>
            </text:list-item>
            <text:list-item>
              <text:p text:style-name="P162">Bit3:<text:tab/>Funzione 3<text:tab/>0 = Non attiva<text:tab/>1 = attiva<text:tab/>…nella modalità analogica</text:p>
            </text:list-item>
            <text:list-item>
              <text:p text:style-name="P163">Bit2:<text:tab/>Funzione 2<text:tab/>0 = Non attiva<text:tab/>1 = attiva<text:tab/>…nella modalità analogica</text:p>
            </text:list-item>
            <text:list-item>
              <text:p text:style-name="P164">Bit1:<text:tab/>Funzione 1<text:tab/>0 = Non attiva<text:tab/>1 = attiva<text:tab/>…nella modalità analogica</text:p>
            </text:list-item>
            <text:list-item>
              <text:p text:style-name="P165">Bit0:<text:tab/>Funzione 0<text:tab/>0 = Non attiva<text:tab/>1 = attiva<text:tab/>…nella modalità analogica</text:p>
            </text:list-item>
          </text:list>
        </text:list-item>
      </text:list>
      <text:list text:style-name="Stile1" text:continue-numbering="true">
        <text:list-item>
          <text:p text:style-name="P166"><text:span text:style-name="T167">59</text:span>: Analoga alla CV53 ma per le F da 8 a 15</text:p>
        </text:list-item>
      </text:list>
      <text:list text:style-name="LFO13" text:continue-numbering="true">
        <text:list-item>
          <text:list>
            <text:list-item>
              <text:p text:style-name="P168">Bit7:<text:tab/>Funzione 15<text:tab/>0 = Non attiva<text:tab/>1 = attiva<text:tab/>…nella modalità analogica</text:p>
            </text:list-item>
            <text:list-item>
              <text:p text:style-name="P169">…</text:p>
            </text:list-item>
            <text:list-item>
              <text:p text:style-name="P170">Bit0:<text:tab/>Funzione 8<text:tab/>0 = Non attiva<text:tab/>1 = attiva<text:tab/>…nella modalità analogica</text:p>
            </text:list-item>
          </text:list>
        </text:list-item>
      </text:list>
      <text:list text:style-name="Stile1" text:continue-numbering="true">
        <text:list-item>
          <text:p text:style-name="P171"><text:span text:style-name="T172">60</text:span>: Analoga alla CV53 ma per le F da 23 a 16</text:p>
        </text:list-item>
      </text:list>
      <text:list text:style-name="LFO14" text:continue-numbering="true">
        <text:list-item>
          <text:list>
            <text:list-item>
              <text:p text:style-name="P173">Bit7:<text:tab/>Funzione 23<text:tab/>0 = Non attiva<text:tab/>1 = attiva<text:tab/>…nella modalità analogica</text:p>
            </text:list-item>
            <text:list-item>
              <text:p text:style-name="P174">…</text:p>
            </text:list-item>
            <text:list-item>
              <text:p text:style-name="P175">Bit0:<text:tab/>Funzione 16<text:tab/>0 = Non attiva<text:tab/>1 = attiva<text:tab/>…nella modalità analogica</text:p>
            </text:list-item>
          </text:list>
        </text:list-item>
      </text:list>
      <text:list text:style-name="Stile1" text:continue-numbering="true">
        <text:list-item>
          <text:p text:style-name="P176"><text:span text:style-name="T177">61</text:span>: Analoga alla CV53 ma per le F da 31 a 24</text:p>
        </text:list-item>
      </text:list>
      <text:list text:style-name="LFO15" text:continue-numbering="true">
        <text:list-item>
          <text:list>
            <text:list-item>
              <text:p text:style-name="P178">Bit7:<text:tab/>Funzione 31<text:tab/>0 = Non attiva<text:tab/>1 = attiva<text:tab/>…nella modalità analogica</text:p>
            </text:list-item>
            <text:list-item>
              <text:p text:style-name="P179">…</text:p>
            </text:list-item>
            <text:list-item>
              <text:p text:style-name="P180">Bit0:<text:tab/>Funzione 24<text:tab/>0 = Non attiva<text:tab/>1 = attiva<text:tab/>…nella modalità analogica</text:p>
            </text:list-item>
          </text:list>
        </text:list-item>
      </text:list>
      <text:p text:style-name="P181"/>
      <text:h text:style-name="Titolo1" text:outline-level="1"><text:bookmark-start text:name="_Toc68852168"/><text:bookmark-start text:name="__RefHeading___Toc1784_1274467538"/><text:bookmark-start text:name="_Toc66191199"/><text:bookmark-start text:name="_Toc66190956"/><text:bookmark-start text:name="_Toc66190867"/><text:bookmark-start text:name="_Toc65942531"/><text:soft-page-break/>Lista CVs Implementate (Mappatura AUX)<text:bookmark-end text:name="_Toc68852168"/><text:bookmark-end text:name="__RefHeading___Toc1784_1274467538"/><text:bookmark-end text:name="_Toc66191199"/><text:bookmark-end text:name="_Toc66190956"/><text:bookmark-end text:name="_Toc66190867"/><text:bookmark-end text:name="_Toc65942531"/></text:h>
      <text:p text:style-name="P182">Di<text:s/>seguito sono riportare, per ogni AUX, il numero della CV: Funzione, Direzione, PWM, Effetto.</text:p>
      <text:p text:style-name="P183">Per conoscere il significato di ogni CV (e quali valori è possibile impostare) vedere paragrafo: “<text:span text:style-name="T184">Personalizzazione AUX”.</text:span></text:p>
      <text:list text:style-name="LFO16" text:continue-numbering="true">
        <text:list-item>
          <text:p text:style-name="P185">AUX1:<text:s/></text:p>
          <text:list text:continue-numbering="true">
            <text:list-item>
              <text:p text:style-name="P186">CV Funzione:<text:s/><text:tab/>112</text:p>
            </text:list-item>
            <text:list-item>
              <text:p text:style-name="P187">CV Direzione:<text:tab/>113</text:p>
            </text:list-item>
            <text:list-item>
              <text:p text:style-name="P188">CV PWM:<text:tab/>114</text:p>
            </text:list-item>
            <text:list-item>
              <text:p text:style-name="P189">CV Effetto:<text:tab/>115</text:p>
            </text:list-item>
          </text:list>
        </text:list-item>
        <text:list-item>
          <text:p text:style-name="P190">AUX2:<text:s/></text:p>
          <text:list text:continue-numbering="true">
            <text:list-item>
              <text:p text:style-name="P191">CV Funzione:<text:s/><text:tab/>116</text:p>
            </text:list-item>
            <text:list-item>
              <text:p text:style-name="P192">CV Direzione:<text:tab/>117</text:p>
            </text:list-item>
            <text:list-item>
              <text:p text:style-name="P193">CV PWM:<text:tab/>118</text:p>
            </text:list-item>
            <text:list-item>
              <text:p text:style-name="P194">CV Effetto:<text:tab/>119</text:p>
            </text:list-item>
          </text:list>
        </text:list-item>
        <text:list-item>
          <text:p text:style-name="P195">AUX3:<text:s/></text:p>
          <text:list text:continue-numbering="true">
            <text:list-item>
              <text:p text:style-name="P196">CV Funzione:<text:s/><text:tab/>120</text:p>
            </text:list-item>
            <text:list-item>
              <text:p text:style-name="P197">CV Direzione:<text:tab/>121</text:p>
            </text:list-item>
            <text:list-item>
              <text:p text:style-name="P198">CV PWM:<text:tab/>122</text:p>
            </text:list-item>
            <text:list-item>
              <text:p text:style-name="P199">CV Effetto:<text:tab/>123</text:p>
            </text:list-item>
          </text:list>
        </text:list-item>
        <text:list-item>
          <text:p text:style-name="P200">AUX4:<text:s/></text:p>
          <text:list text:continue-numbering="true">
            <text:list-item>
              <text:p text:style-name="P201">CV<text:s/>Funzione:<text:s/><text:tab/>124</text:p>
            </text:list-item>
            <text:list-item>
              <text:p text:style-name="P202">CV Direzione:<text:tab/>125</text:p>
            </text:list-item>
            <text:list-item>
              <text:p text:style-name="P203">CV PWM:<text:tab/>126</text:p>
            </text:list-item>
            <text:list-item>
              <text:p text:style-name="P204">CV Effetto:<text:tab/>127</text:p>
            </text:list-item>
          </text:list>
        </text:list-item>
        <text:list-item>
          <text:p text:style-name="P205">AUX5:<text:s/></text:p>
          <text:list text:continue-numbering="true">
            <text:list-item>
              <text:p text:style-name="P206">CV Funzione:<text:s/><text:tab/>128</text:p>
            </text:list-item>
            <text:list-item>
              <text:p text:style-name="P207">CV Direzione:<text:tab/>129</text:p>
            </text:list-item>
            <text:list-item>
              <text:p text:style-name="P208">CV PWM:<text:tab/>130</text:p>
            </text:list-item>
            <text:list-item>
              <text:p text:style-name="P209">CV Effetto:<text:tab/>131</text:p>
            </text:list-item>
          </text:list>
        </text:list-item>
        <text:list-item>
          <text:p text:style-name="P210">AUX6:<text:s/></text:p>
          <text:list text:continue-numbering="true">
            <text:list-item>
              <text:p text:style-name="P211">CV Funzione:<text:s/><text:tab/>132</text:p>
            </text:list-item>
            <text:list-item>
              <text:p text:style-name="P212">CV Direzione:<text:tab/>133</text:p>
            </text:list-item>
            <text:list-item>
              <text:p text:style-name="P213">CV PWM:<text:tab/>134</text:p>
            </text:list-item>
            <text:list-item>
              <text:p text:style-name="P214">CV Effetto:<text:tab/>135</text:p>
            </text:list-item>
          </text:list>
        </text:list-item>
        <text:list-item>
          <text:p text:style-name="P215">AUX7:<text:s/></text:p>
          <text:list text:continue-numbering="true">
            <text:list-item>
              <text:p text:style-name="P216">CV<text:s/>Funzione:<text:s/><text:tab/>136</text:p>
            </text:list-item>
            <text:list-item>
              <text:p text:style-name="P217">CV Direzione:<text:tab/>137</text:p>
            </text:list-item>
            <text:list-item>
              <text:p text:style-name="P218">CV PWM:<text:tab/>138</text:p>
            </text:list-item>
            <text:list-item>
              <text:p text:style-name="P219">CV Effetto:<text:tab/>139</text:p>
            </text:list-item>
          </text:list>
        </text:list-item>
        <text:list-item>
          <text:p text:style-name="P220">AUX8:<text:s/></text:p>
          <text:list text:continue-numbering="true">
            <text:list-item>
              <text:p text:style-name="P221">CV Funzione:<text:s/><text:tab/>140</text:p>
            </text:list-item>
            <text:list-item>
              <text:p text:style-name="P222">CV Direzione:<text:tab/>141</text:p>
            </text:list-item>
            <text:list-item>
              <text:p text:style-name="P223">CV PWM:<text:tab/>142</text:p>
            </text:list-item>
            <text:list-item>
              <text:p text:style-name="P224">CV Effetto:<text:tab/>143</text:p>
            </text:list-item>
          </text:list>
        </text:list-item>
        <text:list-item>
          <text:p text:style-name="P225">AUX9:<text:s/></text:p>
          <text:list text:continue-numbering="true">
            <text:list-item>
              <text:p text:style-name="P226">CV Funzione:<text:s/><text:tab/>144</text:p>
            </text:list-item>
            <text:list-item>
              <text:p text:style-name="P227">CV Direzione:<text:tab/>145</text:p>
            </text:list-item>
            <text:list-item>
              <text:p text:style-name="P228">CV PWM:<text:tab/>146</text:p>
            </text:list-item>
            <text:list-item>
              <text:p text:style-name="P229">CV Effetto:<text:tab/>147</text:p>
            </text:list-item>
          </text:list>
        </text:list-item>
        <text:list-item>
          <text:p text:style-name="P230">AUX10:<text:s/></text:p>
          <text:list text:continue-numbering="true">
            <text:list-item>
              <text:p text:style-name="P231">CV Funzione:<text:s/><text:tab/>148</text:p>
            </text:list-item>
            <text:list-item>
              <text:p text:style-name="P232">CV Direzione:<text:tab/>149</text:p>
            </text:list-item>
            <text:list-item>
              <text:p text:style-name="P233">CV PWM:<text:tab/>150</text:p>
            </text:list-item>
            <text:list-item>
              <text:p text:style-name="P234">CV Effetto:<text:tab/>151</text:p>
            </text:list-item>
          </text:list>
        </text:list-item>
        <text:list-item>
          <text:p text:style-name="P235">AUX11:<text:s/></text:p>
          <text:list text:continue-numbering="true">
            <text:list-item>
              <text:p text:style-name="P236">CV Funzione:<text:s/><text:tab/>152</text:p>
            </text:list-item>
            <text:list-item>
              <text:p text:style-name="P237">CV Direzione:<text:tab/>153</text:p>
            </text:list-item>
            <text:list-item>
              <text:p text:style-name="P238">CV PWM:<text:tab/>154</text:p>
            </text:list-item>
            <text:list-item>
              <text:p text:style-name="P239">CV Effetto:<text:tab/>155</text:p>
            </text:list-item>
          </text:list>
        </text:list-item>
        <text:list-item>
          <text:p text:style-name="P240">AUX12:<text:s/></text:p>
          <text:list text:continue-numbering="true">
            <text:list-item>
              <text:p text:style-name="P241">CV Funzione:<text:s/><text:tab/>156</text:p>
            </text:list-item>
            <text:list-item>
              <text:p text:style-name="P242">CV Direzione:<text:tab/>157</text:p>
            </text:list-item>
            <text:list-item>
              <text:p text:style-name="P243">CV PWM:<text:tab/>158</text:p>
            </text:list-item>
            <text:list-item>
              <text:p text:style-name="P244">CV Effetto:<text:tab/>159</text:p>
            </text:list-item>
          </text:list>
        </text:list-item>
        <text:list-item>
          <text:p text:style-name="P245">AUX13:<text:s/></text:p>
          <text:list text:continue-numbering="true">
            <text:list-item>
              <text:p text:style-name="P246">CV Funzione:<text:s/><text:tab/>160</text:p>
            </text:list-item>
            <text:list-item>
              <text:p text:style-name="P247">CV Direzione:<text:tab/>161</text:p>
            </text:list-item>
            <text:list-item>
              <text:p text:style-name="P248">CV PWM:<text:tab/>162</text:p>
            </text:list-item>
            <text:list-item>
              <text:p text:style-name="P249">CV Effetto:<text:tab/>163</text:p>
            </text:list-item>
          </text:list>
        </text:list-item>
        <text:list-item>
          <text:p text:style-name="P250">AUX14:<text:s/></text:p>
          <text:list text:continue-numbering="true">
            <text:list-item>
              <text:p text:style-name="P251">CV Funzione:<text:s/><text:tab/>164</text:p>
            </text:list-item>
            <text:list-item>
              <text:p text:style-name="P252">CV Direzione:<text:tab/>165</text:p>
            </text:list-item>
            <text:list-item>
              <text:p text:style-name="P253">CV PWM:<text:tab/>166</text:p>
            </text:list-item>
            <text:list-item>
              <text:p text:style-name="P254">CV Effetto:<text:tab/>167</text:p>
            </text:list-item>
          </text:list>
        </text:list-item>
        <text:list-item>
          <text:p text:style-name="P255">AUX15:<text:s/></text:p>
          <text:list text:continue-numbering="true">
            <text:list-item>
              <text:p text:style-name="P256">CV Funzione:<text:s/><text:tab/>168</text:p>
            </text:list-item>
            <text:list-item>
              <text:p text:style-name="P257">CV Direzione:<text:tab/>169</text:p>
            </text:list-item>
            <text:list-item>
              <text:p text:style-name="P258">CV PWM:<text:tab/>170</text:p>
            </text:list-item>
            <text:list-item>
              <text:p text:style-name="P259">CV Effetto:<text:tab/>171</text:p>
            </text:list-item>
          </text:list>
        </text:list-item>
        <text:list-item>
          <text:p text:style-name="P260">AUX16:<text:s/></text:p>
          <text:list text:continue-numbering="true">
            <text:list-item>
              <text:p text:style-name="P261">CV Funzione:<text:s/><text:tab/>172</text:p>
            </text:list-item>
            <text:list-item>
              <text:p text:style-name="P262">CV Direzione:<text:tab/>173</text:p>
            </text:list-item>
            <text:list-item>
              <text:p text:style-name="P263">CV PWM:<text:tab/>174</text:p>
            </text:list-item>
            <text:list-item>
              <text:p text:style-name="P264">CV Effetto:<text:tab/>175</text:p>
            </text:list-item>
          </text:list>
        </text:list-item>
        <text:list-item>
          <text:p text:style-name="P265">AUX17:<text:s/></text:p>
          <text:list text:continue-numbering="true">
            <text:list-item>
              <text:p text:style-name="P266">CV Funzione:<text:s/><text:tab/>176</text:p>
            </text:list-item>
            <text:list-item>
              <text:p text:style-name="P267">CV Direzione:<text:tab/>177</text:p>
            </text:list-item>
            <text:list-item>
              <text:p text:style-name="P268">CV PWM:<text:tab/>178</text:p>
            </text:list-item>
            <text:list-item>
              <text:p text:style-name="P269">CV Effetto:<text:tab/>179</text:p>
            </text:list-item>
          </text:list>
        </text:list-item>
        <text:list-item>
          <text:p text:style-name="P270">AUX18:<text:s/></text:p>
          <text:list text:continue-numbering="true">
            <text:list-item>
              <text:p text:style-name="P271">CV Funzione:<text:s/><text:tab/>180</text:p>
            </text:list-item>
            <text:list-item>
              <text:p text:style-name="P272">CV Direzione:<text:tab/>181</text:p>
            </text:list-item>
            <text:list-item>
              <text:p text:style-name="P273">CV PWM:<text:tab/>182</text:p>
            </text:list-item>
            <text:list-item>
              <text:p text:style-name="P274">CV Effetto:<text:tab/>183</text:p>
            </text:list-item>
          </text:list>
        </text:list-item>
        <text:list-item>
          <text:p text:style-name="P275">AUX19:<text:s/></text:p>
          <text:list text:continue-numbering="true">
            <text:list-item>
              <text:p text:style-name="P276">CV Funzione:<text:s/><text:tab/>184</text:p>
            </text:list-item>
            <text:list-item>
              <text:p text:style-name="P277">CV Direzione:<text:tab/>185</text:p>
            </text:list-item>
            <text:list-item>
              <text:p text:style-name="P278">CV PWM:<text:tab/>186</text:p>
            </text:list-item>
            <text:list-item>
              <text:p text:style-name="P279">CV Effetto:<text:tab/>187</text:p>
            </text:list-item>
          </text:list>
        </text:list-item>
        <text:list-item>
          <text:p text:style-name="P280">AUX20:<text:s/></text:p>
          <text:list text:continue-numbering="true">
            <text:list-item>
              <text:p text:style-name="P281">CV Funzione:<text:s/><text:tab/>188</text:p>
            </text:list-item>
            <text:list-item>
              <text:p text:style-name="P282">CV Direzione:<text:tab/>189</text:p>
            </text:list-item>
            <text:list-item>
              <text:p text:style-name="P283">CV PWM:<text:tab/>190</text:p>
            </text:list-item>
            <text:list-item>
              <text:p text:style-name="P284">CV Effetto:<text:tab/>191</text:p>
            </text:list-item>
          </text:list>
        </text:list-item>
        <text:list-item>
          <text:p text:style-name="P285">AUX21:<text:s/></text:p>
          <text:list text:continue-numbering="true">
            <text:list-item>
              <text:p text:style-name="P286">CV Funzione:<text:s/><text:tab/>192</text:p>
            </text:list-item>
            <text:list-item>
              <text:p text:style-name="P287">CV Direzione:<text:tab/>193</text:p>
            </text:list-item>
            <text:list-item>
              <text:p text:style-name="P288">CV PWM:<text:tab/>194</text:p>
            </text:list-item>
            <text:list-item>
              <text:p text:style-name="P289">CV Effetto:<text:tab/>195</text:p>
            </text:list-item>
          </text:list>
        </text:list-item>
        <text:list-item>
          <text:p text:style-name="P290">AUX22:<text:s/></text:p>
          <text:list text:continue-numbering="true">
            <text:list-item>
              <text:p text:style-name="P291">CV Funzione:<text:s/><text:tab/>196</text:p>
            </text:list-item>
            <text:list-item>
              <text:p text:style-name="P292">CV Direzione:<text:tab/>197</text:p>
            </text:list-item>
            <text:list-item>
              <text:p text:style-name="P293">CV PWM:<text:tab/>197</text:p>
            </text:list-item>
            <text:list-item>
              <text:p text:style-name="P294">CV Effetto:<text:tab/>199</text:p>
            </text:list-item>
          </text:list>
        </text:list-item>
        <text:list-item>
          <text:p text:style-name="P295">AUX23:<text:s/></text:p>
          <text:list text:continue-numbering="true">
            <text:list-item>
              <text:p text:style-name="P296">CV Funzione:<text:s/><text:tab/>200</text:p>
            </text:list-item>
            <text:list-item>
              <text:p text:style-name="P297">CV Direzione:<text:tab/>201</text:p>
            </text:list-item>
            <text:list-item>
              <text:p text:style-name="P298">CV PWM:<text:tab/>202</text:p>
            </text:list-item>
            <text:list-item>
              <text:p text:style-name="P299">CV Effetto:<text:tab/>203</text:p>
            </text:list-item>
          </text:list>
        </text:list-item>
        <text:list-item>
          <text:p text:style-name="P300">AUX24:<text:s/></text:p>
          <text:list text:continue-numbering="true">
            <text:list-item>
              <text:p text:style-name="P301">CV Funzione:<text:s/><text:tab/>204</text:p>
            </text:list-item>
            <text:list-item>
              <text:p text:style-name="P302">CV Direzione:<text:tab/>205</text:p>
            </text:list-item>
            <text:list-item>
              <text:p text:style-name="P303">CV PWM:<text:tab/>206</text:p>
            </text:list-item>
            <text:list-item>
              <text:p text:style-name="P304">CV Effetto:<text:tab/>207</text:p>
            </text:list-item>
          </text:list>
        </text:list-item>
        <text:list-item>
          <text:p text:style-name="P305">AUX25:<text:s/></text:p>
          <text:soft-page-break/>
          <text:list text:continue-numbering="true">
            <text:list-item>
              <text:p text:style-name="P306">CV Funzione:<text:s/><text:tab/>208</text:p>
            </text:list-item>
            <text:list-item>
              <text:p text:style-name="P307">CV Direzione:<text:tab/>209</text:p>
            </text:list-item>
            <text:list-item>
              <text:p text:style-name="P308">CV PWM:<text:tab/>210</text:p>
            </text:list-item>
            <text:list-item>
              <text:p text:style-name="P309">CV Effetto:<text:tab/>211</text:p>
            </text:list-item>
          </text:list>
        </text:list-item>
        <text:list-item>
          <text:p text:style-name="P310">AUX26:<text:s/></text:p>
          <text:list text:continue-numbering="true">
            <text:list-item>
              <text:p text:style-name="P311">CV Funzione:<text:s/><text:tab/>212</text:p>
            </text:list-item>
            <text:list-item>
              <text:p text:style-name="P312">CV Direzione:<text:tab/>213</text:p>
            </text:list-item>
            <text:list-item>
              <text:p text:style-name="P313">CV PWM:<text:tab/>214</text:p>
            </text:list-item>
            <text:list-item>
              <text:p text:style-name="P314">CV Effetto:<text:tab/>215</text:p>
            </text:list-item>
          </text:list>
        </text:list-item>
        <text:list-item>
          <text:p text:style-name="P315">AUX27:<text:s/></text:p>
          <text:list text:continue-numbering="true">
            <text:list-item>
              <text:p text:style-name="P316">CV Funzione:<text:s/><text:tab/>216</text:p>
            </text:list-item>
            <text:list-item>
              <text:p text:style-name="P317">CV Direzione:<text:tab/>217</text:p>
            </text:list-item>
            <text:list-item>
              <text:p text:style-name="P318">CV PWM:<text:tab/>218</text:p>
            </text:list-item>
            <text:list-item>
              <text:p text:style-name="P319">CV Effetto:<text:tab/>219</text:p>
            </text:list-item>
          </text:list>
        </text:list-item>
        <text:list-item>
          <text:p text:style-name="P320">AUX28:<text:s/></text:p>
          <text:list text:continue-numbering="true">
            <text:list-item>
              <text:p text:style-name="P321">CV Funzione:<text:s/><text:tab/>220</text:p>
            </text:list-item>
            <text:list-item>
              <text:p text:style-name="P322">CV Direzione:<text:tab/>221</text:p>
            </text:list-item>
            <text:list-item>
              <text:p text:style-name="P323">CV PWM:<text:tab/>222</text:p>
            </text:list-item>
            <text:list-item>
              <text:p text:style-name="P324">CV Effetto:<text:tab/>223</text:p>
            </text:list-item>
          </text:list>
        </text:list-item>
        <text:list-item>
          <text:p text:style-name="P325">AUX29:<text:s/></text:p>
          <text:list text:continue-numbering="true">
            <text:list-item>
              <text:p text:style-name="P326">CV Funzione:<text:s/><text:tab/>224</text:p>
            </text:list-item>
            <text:list-item>
              <text:p text:style-name="P327">CV Direzione:<text:tab/>225</text:p>
            </text:list-item>
            <text:list-item>
              <text:p text:style-name="P328">CV PWM:<text:tab/>226</text:p>
            </text:list-item>
            <text:list-item>
              <text:p text:style-name="P329">CV Effetto:<text:tab/>227</text:p>
            </text:list-item>
          </text:list>
        </text:list-item>
        <text:list-item>
          <text:p text:style-name="P330">AUX30:<text:s/></text:p>
          <text:list text:continue-numbering="true">
            <text:list-item>
              <text:p text:style-name="P331">CV Funzione:<text:s/><text:tab/>228</text:p>
            </text:list-item>
            <text:list-item>
              <text:p text:style-name="P332">CV Direzione:<text:tab/>229</text:p>
            </text:list-item>
            <text:list-item>
              <text:p text:style-name="P333">CV PWM:<text:tab/>230</text:p>
            </text:list-item>
            <text:list-item>
              <text:p text:style-name="P334">CV Effetto:<text:tab/>231</text:p>
            </text:list-item>
          </text:list>
        </text:list-item>
        <text:list-item>
          <text:p text:style-name="P335">AUX31:<text:s/></text:p>
          <text:list text:continue-numbering="true">
            <text:list-item>
              <text:p text:style-name="P336">CV Funzione:<text:s/><text:tab/>232</text:p>
            </text:list-item>
            <text:list-item>
              <text:p text:style-name="P337">CV Direzione:<text:tab/>233</text:p>
            </text:list-item>
            <text:list-item>
              <text:p text:style-name="P338">CV PWM:<text:tab/>234</text:p>
            </text:list-item>
            <text:list-item>
              <text:p text:style-name="P339">CV Effetto:<text:tab/>235</text:p>
            </text:list-item>
          </text:list>
        </text:list-item>
        <text:list-item>
          <text:p text:style-name="P340">AUX32:<text:s/></text:p>
          <text:list text:continue-numbering="true">
            <text:list-item>
              <text:p text:style-name="P341">CV Funzione:<text:s/><text:tab/>236</text:p>
            </text:list-item>
            <text:list-item>
              <text:p text:style-name="P342">CV Direzione:<text:tab/>237</text:p>
            </text:list-item>
            <text:list-item>
              <text:p text:style-name="P343">CV PWM:<text:tab/>238</text:p>
            </text:list-item>
            <text:list-item>
              <text:p text:style-name="P344">CV Effetto:<text:tab/>239</text:p>
            </text:list-item>
          </text:list>
        </text:list-item>
        <text:list-item>
          <text:p text:style-name="P345">AUX33:<text:s/></text:p>
          <text:list text:continue-numbering="true">
            <text:list-item>
              <text:p text:style-name="P346">CV Funzione:<text:s/><text:tab/>240</text:p>
            </text:list-item>
            <text:list-item>
              <text:p text:style-name="P347">CV Direzione:<text:tab/>241</text:p>
            </text:list-item>
            <text:list-item>
              <text:p text:style-name="P348">CV PWM:<text:tab/>242</text:p>
            </text:list-item>
            <text:list-item>
              <text:p text:style-name="P349">CV Effetto:<text:tab/>243</text:p>
            </text:list-item>
          </text:list>
        </text:list-item>
        <text:list-item>
          <text:p text:style-name="P350">AUX34:<text:s/></text:p>
          <text:list text:continue-numbering="true">
            <text:list-item>
              <text:p text:style-name="P351">CV Funzione:<text:s/><text:tab/>244</text:p>
            </text:list-item>
            <text:list-item>
              <text:p text:style-name="P352">CV Direzione:<text:tab/>245</text:p>
            </text:list-item>
            <text:list-item>
              <text:p text:style-name="P353">CV PWM:<text:tab/>246</text:p>
            </text:list-item>
            <text:list-item>
              <text:p text:style-name="P354">CV Effetto:<text:tab/>247</text:p>
            </text:list-item>
          </text:list>
        </text:list-item>
        <text:list-item>
          <text:p text:style-name="P355">AUX35:<text:s/></text:p>
          <text:list text:continue-numbering="true">
            <text:list-item>
              <text:p text:style-name="P356">CV Funzione:<text:s/><text:tab/>248</text:p>
            </text:list-item>
            <text:list-item>
              <text:p text:style-name="P357">CV Direzione:<text:tab/>249</text:p>
            </text:list-item>
            <text:list-item>
              <text:p text:style-name="P358">CV PWM:<text:tab/>250</text:p>
            </text:list-item>
            <text:list-item>
              <text:p text:style-name="P359">CV Effetto:<text:tab/>251</text:p>
            </text:list-item>
          </text:list>
        </text:list-item>
        <text:list-item>
          <text:p text:style-name="P360">AUX36:<text:s/></text:p>
          <text:list text:continue-numbering="true">
            <text:list-item>
              <text:p text:style-name="P361">CV Funzione:<text:s/><text:tab/>252</text:p>
            </text:list-item>
            <text:list-item>
              <text:p text:style-name="P362">CV Direzione:<text:tab/>253</text:p>
            </text:list-item>
            <text:list-item>
              <text:p text:style-name="P363">CV PWM:<text:tab/>254</text:p>
            </text:list-item>
            <text:list-item>
              <text:p text:style-name="P364">CV Effetto:<text:tab/>255</text:p>
            </text:list-item>
          </text:list>
        </text:list-item>
        <text:list-item>
          <text:p text:style-name="P365">AUX37:<text:s/></text:p>
          <text:list text:continue-numbering="true">
            <text:list-item>
              <text:p text:style-name="P366">CV Funzione:<text:s/><text:tab/>256</text:p>
            </text:list-item>
            <text:list-item>
              <text:p text:style-name="P367">CV Direzione:<text:tab/>257</text:p>
            </text:list-item>
            <text:list-item>
              <text:p text:style-name="P368">CV PWM:<text:tab/>258</text:p>
            </text:list-item>
            <text:list-item>
              <text:p text:style-name="P369">CV Effetto:<text:tab/>259</text:p>
            </text:list-item>
          </text:list>
        </text:list-item>
        <text:list-item>
          <text:p text:style-name="P370">AUX38:<text:s/></text:p>
          <text:list text:continue-numbering="true">
            <text:list-item>
              <text:p text:style-name="P371">CV Funzione:<text:s/><text:tab/>260</text:p>
            </text:list-item>
            <text:list-item>
              <text:p text:style-name="P372">CV Direzione:<text:tab/>261</text:p>
            </text:list-item>
            <text:list-item>
              <text:p text:style-name="P373">CV PWM:<text:tab/>262</text:p>
            </text:list-item>
            <text:list-item>
              <text:p text:style-name="P374">CV Effetto:<text:tab/>263</text:p>
            </text:list-item>
          </text:list>
        </text:list-item>
        <text:list-item>
          <text:p text:style-name="P375">AUX39:<text:s/></text:p>
          <text:list text:continue-numbering="true">
            <text:list-item>
              <text:p text:style-name="P376">CV Funzione:<text:s/><text:tab/>264</text:p>
            </text:list-item>
            <text:list-item>
              <text:p text:style-name="P377">CV Direzione:<text:tab/>265</text:p>
            </text:list-item>
            <text:list-item>
              <text:p text:style-name="P378">CV PWM:<text:tab/>266</text:p>
            </text:list-item>
            <text:list-item>
              <text:p text:style-name="P379">CV Effetto:<text:tab/>267</text:p>
            </text:list-item>
          </text:list>
        </text:list-item>
        <text:list-item>
          <text:p text:style-name="P380">AUX40:<text:s/></text:p>
          <text:list text:continue-numbering="true">
            <text:list-item>
              <text:p text:style-name="P381">CV Funzione:<text:s/><text:tab/>268</text:p>
            </text:list-item>
            <text:list-item>
              <text:p text:style-name="P382">CV Direzione:<text:tab/>269</text:p>
            </text:list-item>
            <text:list-item>
              <text:p text:style-name="P383">CV PWM:<text:tab/>270</text:p>
            </text:list-item>
            <text:list-item>
              <text:p text:style-name="P384">CV Effetto:<text:tab/>271</text:p>
            </text:list-item>
          </text:list>
        </text:list-item>
      </text:list>
      <text:p text:style-name="P385"/>
      <text:p text:style-name="P386"/>
      <text:p text:style-name="P387"><text:bookmark-start text:name="_Toc68852169"/><text:bookmark-start text:name="__RefHeading___Toc1786_1274467538"/><text:bookmark-start text:name="_Toc66191200"/><text:bookmark-start text:name="_Toc66190957"/><text:bookmark-start text:name="_Toc66190868"/><text:bookmark-start text:name="_Toc65942532"/></text:p>
      <text:soft-page-break/>
      <text:h text:style-name="P388" text:outline-level="1">Reset CVs<text:bookmark-end text:name="_Toc68852169"/><text:bookmark-end text:name="__RefHeading___Toc1786_1274467538"/><text:bookmark-end text:name="_Toc66191200"/><text:bookmark-end text:name="_Toc66190957"/><text:bookmark-end text:name="_Toc66190868"/><text:bookmark-end text:name="_Toc65942532"/></text:h>
      <text:p text:style-name="Normale">E’<text:s/>implementato il reset delle CVs: per procedere a tale operazione è necessario scrivere 8 nella CV8.</text:p>
      <text:p text:style-name="Normale">L’avvenuto reset delle CVs è confermato dall’attivazione di tutte le luci; è possibile ignorare eventuali errori restituiti dalla centrale.</text:p>
      <text:p text:style-name="Normale">Nel caso in cui<text:s/>venga restituito errore, e le luci non si siano accese,<text:s/><text:span text:style-name="T389">ripetere l’operazione</text:span>.</text:p>
      <text:p text:style-name="Normale"/>
      <text:h text:style-name="Titolo1" text:outline-level="1"><text:bookmark-start text:name="_Toc68852170"/><text:bookmark-start text:name="__RefHeading___Toc1788_1274467538"/><text:bookmark-start text:name="_Toc66191201"/><text:bookmark-start text:name="_Toc66190958"/><text:bookmark-start text:name="_Toc66190869"/><text:bookmark-start text:name="_Toc65942533"/>Piazzole Luci Rosse di Coda<text:bookmark-end text:name="_Toc68852170"/><text:bookmark-end text:name="__RefHeading___Toc1788_1274467538"/><text:bookmark-end text:name="_Toc66191201"/><text:bookmark-end text:name="_Toc66190958"/><text:bookmark-end text:name="_Toc66190869"/><text:bookmark-end text:name="_Toc65942533"/></text:h>
      <text:p text:style-name="Normale">Su entrambe le estremità sono presenti dei pad su cui saldare eventuali luci rosse di coda, i pad forniscono polo positivo 5v e GND, e sono pilotati<text:s/>dal micro tramite transistor NPN sulla linea del GND.</text:p>
      <text:p text:style-name="Normale"/>
      <text:h text:style-name="Titolo1" text:outline-level="1"><text:bookmark-start text:name="_Toc68852171"/><text:bookmark-start text:name="__RefHeading___Toc1790_1274467538"/><text:bookmark-start text:name="_Toc66191202"/><text:bookmark-start text:name="_Toc66190959"/><text:bookmark-start text:name="_Toc66190870"/><text:bookmark-start text:name="_Toc65942534"/>Porta di Programmazione ISP<text:bookmark-end text:name="_Toc68852171"/><text:bookmark-end text:name="__RefHeading___Toc1790_1274467538"/><text:bookmark-end text:name="_Toc66191202"/><text:bookmark-end text:name="_Toc66190959"/><text:bookmark-end text:name="_Toc66190870"/><text:bookmark-end text:name="_Toc65942534"/></text:h>
      <text:p text:style-name="Normale">Porta per programmare il microcontrollore: la programmazione consiste nel caricare un nuovo firmware a bordo della scheda.</text:p>
      <text:p text:style-name="Normale">Questa porta può essere utilizzata per comandare<text:s/>moduli/dispositivi esterni fornendo essi alimentazione (U+ e GND) e il bus I2C Wire.</text:p>
      <text:p text:style-name="Normale"/>
      <text:h text:style-name="Titolo1" text:outline-level="1"><text:bookmark-start text:name="_Toc68852172"/><text:bookmark-start text:name="__RefHeading___Toc1792_1274467538"/><text:bookmark-start text:name="_Toc66191203"/><text:bookmark-start text:name="_Toc66190960"/><text:bookmark-start text:name="_Toc66190871"/><text:bookmark-start text:name="_Toc65942535"/>Prese di corrente<text:bookmark-end text:name="_Toc68852172"/><text:bookmark-end text:name="__RefHeading___Toc1792_1274467538"/><text:bookmark-end text:name="_Toc66191203"/><text:bookmark-end text:name="_Toc66190960"/><text:bookmark-end text:name="_Toc66190871"/><text:bookmark-end text:name="_Toc65942535"/></text:h>
      <text:p text:style-name="Normale">Dove previste dal produttore, sono presenti gli spazi per i fili provenienti dalle prese di corrente.</text:p>
      <text:p text:style-name="Normale">Per ogni polo (Left, Right) sono presenti spazi per due fili.</text:p>
      <text:p text:style-name="Normale">Possibili configurazioni per<text:s/><text:span text:style-name="T390">sistema 2 rotaie:</text:span></text:p>
      <text:list text:style-name="LFO17" text:continue-numbering="true">
        <text:list-item>
          <text:p text:style-name="P391">Prese di corrente</text:p>
          <text:list text:continue-numbering="true">
            <text:list-item>
              <text:p text:style-name="P392">Presa di corrente su carrello avente isolatori a destra su<text:s/><text:span text:style-name="T393">LEFT</text:span></text:p>
            </text:list-item>
            <text:list-item>
              <text:p text:style-name="P394">Presa di corrente su carrello avente isolatori a sinistra su<text:s/><text:span text:style-name="T395">RIGHT</text:span></text:p>
            </text:list-item>
          </text:list>
        </text:list-item>
        <text:list-item>
          <text:p text:style-name="P396">Condotta elettrica passante</text:p>
          <text:list text:continue-numbering="true">
            <text:list-item>
              <text:p text:style-name="P397">Filo ‘Right’ dal gancio conduttore su<text:s/><text:span text:style-name="T398">RIGHT</text:span></text:p>
            </text:list-item>
            <text:list-item>
              <text:p text:style-name="P399">Filo ‘Left’ dal gancio conduttore su<text:s/><text:span text:style-name="T400">LEFT</text:span></text:p>
            </text:list-item>
          </text:list>
        </text:list-item>
        <text:list-item>
          <text:p text:style-name="P401">Condotta<text:span text:style-name="T402"><text:s/></text:span>elettrica passante + prese di corrente</text:p>
          <text:list text:continue-numbering="true">
            <text:list-item>
              <text:p text:style-name="P403">Filo ‘Right’ dal gancio conduttore su<text:s/><text:span text:style-name="T404">RIGHT</text:span></text:p>
            </text:list-item>
            <text:list-item>
              <text:p text:style-name="P405">Filo ‘Left’ dal gancio conduttore su<text:s/><text:span text:style-name="T406">LEFT</text:span></text:p>
            </text:list-item>
            <text:list-item>
              <text:p text:style-name="P407">Presa di corrente su carrello avente isolatori a destra<text:s/>su<text:s/><text:span text:style-name="T408">LEFT</text:span></text:p>
            </text:list-item>
            <text:list-item>
              <text:p text:style-name="P409">Presa di corrente su carrello avente isolatori a sinistra su<text:s/><text:span text:style-name="T410">RIGHT</text:span></text:p>
            </text:list-item>
          </text:list>
        </text:list-item>
      </text:list>
      <text:p text:style-name="Normale">Possibili configurazioni per<text:s/><text:span text:style-name="T411">sistema 3 rotaie:</text:span></text:p>
      <text:list text:style-name="LFO18" text:continue-numbering="true">
        <text:list-item>
          <text:p text:style-name="P412">Presa di corrente sul rotabile + pattino:</text:p>
          <text:list text:continue-numbering="true">
            <text:list-item>
              <text:p text:style-name="P413">Pattino su<text:s/><text:span text:style-name="T414">RIGHT</text:span></text:p>
            </text:list-item>
            <text:list-item>
              <text:p text:style-name="P415">Prese di corrente (tutte quelle presenti) sul<text:s/><text:span text:style-name="T416">LEFT</text:span></text:p>
            </text:list-item>
          </text:list>
        </text:list-item>
        <text:list-item>
          <text:p text:style-name="P417">Prese di<text:s/>corrente + pattino tramite ganci conduttori unipolari (es. ganci conduttori Maerklin)</text:p>
          <text:list text:continue-numbering="true">
            <text:list-item>
              <text:p text:style-name="P418">Per ogni gancio, il filo proveniente da esso va su<text:s/><text:span text:style-name="T419">RIGHT</text:span></text:p>
            </text:list-item>
            <text:list-item>
              <text:p text:style-name="P420">Per ogni presa di corrente il filo va su<text:s/><text:span text:style-name="T421">LEFT</text:span></text:p>
            </text:list-item>
          </text:list>
        </text:list-item>
      </text:list>
      <text:p text:style-name="Normale">In caso di assi DC su sistemi 3 rotaie non ha importanza il lato in<text:s/>cui gli isolatori sono posizionati (è consigliato, ma non obbligatorio, avere gli isolatori sui lati opposti dello stesso carrello in modo tale da accorciare il ‘passo’ carrozza).<text:bookmark-start text:name="_Toc66191205"/><text:bookmark-start text:name="_Toc66190962"/><text:bookmark-start text:name="_Toc66190873"/><text:bookmark-start text:name="_Toc65942537"/></text:p>
      <text:p text:style-name="Normale"/>
      <text:h text:style-name="Titolo1" text:outline-level="1"><text:bookmark-start text:name="_Toc68852174"/><text:bookmark-start text:name="__RefHeading___Toc1796_1274467538"/>Aggiornamento del FirmWare<text:bookmark-end text:name="_Toc66191205"/><text:bookmark-end text:name="_Toc66190962"/><text:bookmark-end text:name="_Toc66190873"/><text:bookmark-end text:name="_Toc65942537"/><text:bookmark-end text:name="_Toc68852174"/><text:bookmark-end text:name="__RefHeading___Toc1796_1274467538"/></text:h>
      <text:p text:style-name="Normale">Per aggiornare il firmware della scheda occorre un programmatore ISP e il software AVRDUDESS.</text:p>
      <text:p text:style-name="Normale">E’ possibile utilizzare un qualsiasi programmatore ISP avendo cura di rispettare i collegamenti della Port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text-properties fo:font-weight="bold" style:font-weight-asian="bold" fo:font-style="italic" style:font-style-asian="italic" fo:font-size="16pt" style:font-size-asian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 fo:line-height="100%"/>
      <style:text-properties style:font-name="Calibri Light" style:font-name-asian="Calibri Light" style:font-name-complex="Calibri Light" fo:color="#2F5496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 fo:line-height="100%"/>
      <style:text-properties style:font-name="Calibri Light" style:font-name-asian="Calibri Light" style:font-name-complex="Calibri Light" fo:color="#2F5496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277in" fo:margin-bottom="0in"/>
      <style:text-properties style:font-name="Calibri Light" style:font-name-asian="Calibri Light" style:font-name-complex="Calibri Light" fo:color="#2F5496" fo:font-size="12pt" style:font-size-asian="12pt" style:font-size-complex="12pt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277in" fo:margin-bottom="0in"/>
      <style:text-properties style:font-name="Calibri Light" style:font-name-asian="Calibri Light" style:font-name-complex="Calibri Light" fo:text-transform="uppercase" fo:color="#2F5496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="Calibri Light" style:font-name-asian="Calibri Light" style:font-name-complex="Calibri Light" fo:font-style="italic" style:font-style-asian="italic" style:font-style-complex="italic" fo:text-transform="uppercase" fo:color="#1F3864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="Calibri Light" style:font-name-asian="Calibri Light" style:font-name-complex="Calibri Light" fo:font-weight="bold" style:font-weight-asian="bold" style:font-weight-complex="bold" fo:color="#1F3864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277in" fo:margin-bottom="0in"/>
      <style:text-properties style:font-name="Calibri Light" style:font-name-asian="Calibri Light" style:font-name-complex="Calibri Light" fo:font-weight="bold" style:font-weight-asian="bold" style:font-weight-complex="bold" fo:font-style="italic" style:font-style-asian="italic" style:font-style-complex="italic" fo:color="#1F3864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277in" fo:margin-bottom="0in"/>
      <style:text-properties style:font-name="Calibri Light" style:font-name-asian="Calibri Light" style:font-name-complex="Calibri Light" fo:font-style="italic" style:font-style-asian="italic" style:font-style-complex="italic" fo:color="#1F3864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e" style:next-style-name="Normale">
      <style:paragraph-properties fo:margin-bottom="0in" fo:line-height="85%"/>
      <style:text-properties style:font-name="Calibri Light" style:font-name-asian="Calibri Light" style:font-name-complex="Calibri Light" fo:text-transform="uppercase" fo:color="#44546A" fo:letter-spacing="-0.0104in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itolosommario" style:display-name="Titolo sommario" style:family="paragraph" style:parent-style-name="Titolo1" style:next-style-name="Normale" style:default-outline-level="1">
      <style:text-properties fo:hyphenate="false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font-variant="small-caps" fo:color="#44546A" fo:hyphenate="false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style:font-name-asian="Calibri Light" style:font-name-complex="Calibri Light" fo:color="#4472C4" fo:font-size="14pt" style:font-size-asian="14pt" style:font-size-complex="14pt" fo:hyphenate="false"/>
    </style:style>
    <style:style style:name="Nessunaspaziatura" style:display-name="Nessuna spaziatura" style:family="paragraph">
      <style:paragraph-properties fo:margin-bottom="0in" fo:line-height="100%"/>
      <style:text-properties fo:hyphenate="false"/>
    </style:style>
    <style:style style:name="Citazione" style:display-name="Citazione" style:family="paragraph" style:parent-style-name="Normale" style:next-style-name="Normale">
      <style:paragraph-properties fo:margin-top="0.0833in" fo:margin-bottom="0.0833in" fo:margin-left="0.5in">
        <style:tab-stops/>
      </style:paragraph-properties>
      <style:text-properties fo:color="#44546A" fo:font-size="12pt" style:font-size-asian="12pt" style:font-size-complex="12pt" fo:hyphenate="false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line-height="100%" fo:margin-left="0.5in">
        <style:tab-stops/>
      </style:paragraph-properties>
      <style:text-properties style:font-name="Calibri Light" style:font-name-asian="Calibri Light" style:font-name-complex="Calibri Light" fo:color="#44546A" fo:letter-spacing="-0.0041in" fo:font-size="16pt" style:font-size-asian="16pt" style:font-size-complex="16pt"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Titoloindice" style:display-name="Titolo i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itoloindice"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Titolo1Carattere" style:display-name="Titolo 1 Carattere" style:family="text" style:parent-style-name="Car.predefinitoparagrafo">
      <style:text-properties fo:font-weight="bold" style:font-weight-asian="bold" fo:font-style="italic" style:font-style-asian="italic" fo:font-size="16pt" style:font-size-asian="16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color="#2F5496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text-transform="uppercase" fo:color="#2F5496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weight="bold" style:font-weight-asian="bold" style:font-weight-complex="bold" fo:color="#1F3864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1F3864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CitazioneCarattere" style:display-name="Citazione Carattere" style:family="text" style:parent-style-name="Car.predefinitoparagrafo">
      <style:text-properties fo:color="#44546A" fo:font-size="12pt" style:font-size-asian="12pt" style:font-size-complex="12pt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546A" fo:letter-spacing="-0.0041in" fo:font-size="16pt" style:font-size-asian="16pt" style:font-size-complex="16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595959" style:text-underline-type="none" style:text-underline-color="font-color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44546A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 fo:letter-spacing="0.0069in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Symbol"/>
    </style:style>
    <style:style style:name="WW_CharLFO1LVL2" style:family="text">
      <style:text-properties style:font-name="Symbol" style:use-window-font-color="true"/>
    </style:style>
    <text:list-style style:name="Stile1" style:display-name="Stile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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Wingdings" style:use-window-font-color="true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Symbol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Wingdings"/>
    </style:style>
    <style:style style:name="WW_CharLFO8LVL8" style:family="text">
      <style:text-properties style:font-name="Symbol"/>
    </style:style>
    <style:style style:name="WW_CharLFO8LVL9" style:family="text">
      <style:text-properties style:font-name="Symbol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Wingdings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Symbol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Wingdings"/>
    </style:style>
    <style:style style:name="WW_CharLFO9LVL8" style:family="text">
      <style:text-properties style:font-name="Symbol"/>
    </style:style>
    <style:style style:name="WW_CharLFO9LVL9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Symbol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Wingdings"/>
    </style:style>
    <style:style style:name="WW_CharLFO10LVL8" style:family="text">
      <style:text-properties style:font-name="Symbol"/>
    </style:style>
    <style:style style:name="WW_CharLFO10LVL9" style:family="text">
      <style:text-properties style:font-name="Symbol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Wingdings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Symbol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Wingdings"/>
    </style:style>
    <style:style style:name="WW_CharLFO12LVL8" style:family="text">
      <style:text-properties style:font-name="Symbol"/>
    </style:style>
    <style:style style:name="WW_CharLFO12LVL9" style:family="text">
      <style:text-properties style:font-name="Symbol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Wingdings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Symbol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Wingdings"/>
    </style:style>
    <style:style style:name="WW_CharLFO13LVL8" style:family="text">
      <style:text-properties style:font-name="Symbol"/>
    </style:style>
    <style:style style:name="WW_CharLFO13LVL9" style:family="text">
      <style:text-properties style:font-name="Symbol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Wingdings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Symbol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Wingdings"/>
    </style:style>
    <style:style style:name="WW_CharLFO14LVL8" style:family="text">
      <style:text-properties style:font-name="Symbol"/>
    </style:style>
    <style:style style:name="WW_CharLFO14LVL9" style:family="text">
      <style:text-properties style:font-name="Symbol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Symbol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Wingdings"/>
    </style:style>
    <style:style style:name="WW_CharLFO15LVL8" style:family="text">
      <style:text-properties style:font-name="Symbol"/>
    </style:style>
    <style:style style:name="WW_CharLFO15LVL9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2" style:family="text">
      <style:text-properties style:font-name="Symbol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Symbol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Wingdings"/>
    </style:style>
    <style:style style:name="WW_CharLFO17LVL8" style:family="text">
      <style:text-properties style:font-name="Symbol"/>
    </style:style>
    <style:style style:name="WW_CharLFO17LVL9" style:family="text">
      <style:text-properties style:font-name="Symbol"/>
    </style:style>
    <style:style style:name="WW_CharLFO18LVL2" style:family="text">
      <style:text-properties style:font-name="Symbol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Symbol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Wingdings"/>
    </style:style>
    <style:style style:name="WW_CharLFO18LVL8" style:family="text">
      <style:text-properties style:font-name="Symbol"/>
    </style:style>
    <style:style style:name="WW_CharLFO18LVL9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8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8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8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8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8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9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9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9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9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9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9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0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0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0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0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0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7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7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7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7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7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8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8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8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8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8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8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0.393in"/>
      </style:footer-style>
    </style:page-layout>
  </office:automatic-styles>
  <office:master-styles>
    <style:master-page style:name="MP0" style:page-layout-name="PL0">
      <style:footer>
        <text:p text:style-name="Pièdipagina">Rev. FirmWare 018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ca</meta:initial-creator>
    <dc:creator>Luca Fidanza</dc:creator>
    <meta:creation-date>2021-03-09T13:05:00Z</meta:creation-date>
    <dc:date>2023-05-09T18:49:00Z</dc:date>
    <meta:template xlink:href="Normal.dotm" xlink:type="simple"/>
    <meta:editing-cycles>23</meta:editing-cycles>
    <meta:editing-duration>PT6960S</meta:editing-duration>
    <meta:document-statistic meta:page-count="17" meta:paragraph-count="34" meta:word-count="2583" meta:character-count="17274" meta:row-count="122" meta:non-whitespace-character-count="14725"/>
  </office:meta>
</office:document-meta>
</file>